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1pt" style:font-size-asian="11pt" style:font-size-complex="11pt"/>
    </style:style>
    <style:style style:name="P2" style:family="paragraph" style:parent-style-name="Standard">
      <style:paragraph-properties fo:text-align="justify" style:justify-single-word="false"/>
      <style:text-properties style:font-name="Arial" fo:font-size="11pt" fo:font-weight="bold" style:font-size-asian="11pt" style:font-size-complex="11pt"/>
    </style:style>
    <style:style style:name="P3" style:family="paragraph" style:parent-style-name="Standard">
      <style:paragraph-properties fo:text-align="justify" style:justify-single-word="false"/>
      <style:text-properties style:font-name="Arial" fo:font-size="11pt" fo:font-weight="bold" fo:background-color="#ffff00" style:font-size-asian="11pt" style:font-size-complex="11pt"/>
    </style:style>
    <style:style style:name="P4"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6" style:family="paragraph" style:parent-style-name="Standard">
      <style:paragraph-properties fo:text-align="justify" style:justify-single-word="false"/>
      <style:text-properties style:font-name="Arial" fo:font-size="11pt" fo:background-color="#ffff00" style:font-size-asian="11pt" style:font-size-complex="11pt"/>
    </style:style>
    <style:style style:name="P7" style:family="paragraph" style:parent-style-name="Standard">
      <style:paragraph-properties fo:text-align="justify" style:justify-single-word="false"/>
      <style:text-properties style:font-name="Arial" fo:font-size="11pt" fo:background-color="#ff0000" style:font-size-asian="11pt" style:font-size-complex="11pt"/>
    </style:style>
    <style:style style:name="P8" style:family="paragraph" style:parent-style-name="Standard">
      <style:paragraph-properties fo:text-align="justify" style:justify-single-word="fals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break-before="pag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text-align="justify" style:justify-single-word="false">
        <style:tab-stops>
          <style:tab-stop style:position="15.24cm"/>
        </style:tab-stops>
      </style:paragraph-properties>
      <style:text-properties style:font-name="Arial" fo:font-size="11pt" style:font-size-asian="11pt" style:font-size-complex="11pt"/>
    </style:style>
    <style:style style:name="T1" style:family="text">
      <style:text-properties fo:background-color="transparent"/>
    </style:style>
    <style:style style:name="T2" style:family="text">
      <style:text-properties fo:color="#ff000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fo:background-color="transparent"/>
    </style:style>
    <style:style style:name="T6" style:family="text">
      <style:text-properties fo:font-weight="normal" style:font-weight-asian="normal" style:font-weight-complex="normal"/>
    </style:style>
    <style:style style:name="T7" style:family="text">
      <style:text-properties fo:font-weight="normal" fo:background-color="transparent" style:font-weight-asian="normal" style:font-weight-complex="normal"/>
    </style:style>
    <style:style style:name="T8" style:family="text">
      <style:text-properties fo:font-weight="normal" fo:background-color="#ff0000"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Arial" fo:font-size="11pt" style:font-size-asian="11pt" style:font-size-complex="11pt"/>
    </style:style>
    <style:style style:name="T16" style:family="text">
      <style:text-properties style:font-name="Arial" fo:font-size="11pt" fo:font-weight="bold" style:font-size-asian="11pt" style:font-size-complex="11pt"/>
    </style:style>
    <style:style style:name="T17" style:family="text">
      <style:text-properties style:font-name="Arial" fo:font-size="11pt" fo:font-weight="normal" style:font-size-asian="11pt" style:font-weight-asian="normal" style:font-size-complex="11pt" style:font-weight-complex="normal"/>
    </style:style>
    <style:style style:name="T18" style:family="text">
      <style:text-properties style:font-name="Arial" fo:font-size="11pt" fo:background-color="transparent" style:font-size-asian="11pt" style:font-size-complex="11pt"/>
    </style:style>
    <style:style style:name="T19" style:family="text">
      <style:text-properties style:use-window-font-color="true" fo:background-color="transparent"/>
    </style:style>
    <style:style style:name="T20" style:family="text">
      <style:text-properties style:use-window-font-color="true" style:font-name="Arial" fo:font-size="11pt" fo:background-color="transparent" style:font-size-asian="11pt" style:font-size-complex="11pt"/>
    </style:style>
    <style:style style:name="T21" style:family="text">
      <style:text-properties style:font-name="Arial1" fo:font-size="12pt"/>
    </style:style>
    <style:style style:name="T22" style:family="text">
      <style:text-properties fo:background-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e 01</text:p>
      <text:p text:style-name="P1">(duração do áudio: 59min22seg)</text:p>
      <text:p text:style-name="P1"/>
      <text:p text:style-name="P11"><text:span text:style-name="T5">Ricardo Brazileiro: </text:span><text:span text:style-name="T7">A</text:span><text:span text:style-name="T1"> </text:span>MetaReciclagem é muito louco, né? Porque tem vários... vários... níveis de usuários, assim, né, de pessoas que estão envolvidas na história, assim. E é uma galera que, que... acontece, <text:s/>assim...é um coletivo que acontece, né, as ações acontecem, é mas funciona, ser além do que é, que fala que é difícil dizer o que é, é melhor falar o que não é </text:p>
      <text:p text:style-name="P1"/>
      <text:p text:style-name="P1"><text:span text:style-name="T3">Tati: </text:span><text:span text:style-name="T6">hamham </text:span><text:span text:style-name="T7">[rs]</text:span></text:p>
      <text:p text:style-name="P2"/>
      <text:p text:style-name="P1"><text:span text:style-name="T3">Ricardo Brazileiro: </text:span>mas tem a história da... de ser um, por exemplo, uma tag, né, que o cara pode usar, assim... com cautelas, né?</text:p>
      <text:p text:style-name="P1"/>
      <text:p text:style-name="P1"><text:span text:style-name="T3">Tati:</text:span> Com cautela</text:p>
      <text:p text:style-name="P1"/>
      <text:p text:style-name="P1"><text:span text:style-name="T3">Ricardo Brazileiro: <text:s/></text:span><text:span text:style-name="T6">assim,</text:span><text:span text:style-name="T3"> </text:span>falar que é MetaReciclagem tem que ser assim... E aí acaba, tipo, das pessoas mesmo com diferenças culturais, tecnológicas, assim, num sei o quê, níveis de aprofundamento tecnológico, artístico, também consigam dialogar assim, né?</text:p>
      <text:p text:style-name="P1"/>
      <text:p text:style-name="P1"><text:span text:style-name="T3">Tati: </text:span><text:span text:style-name="T6">hamham</text:span></text:p>
      <text:p text:style-name="P1"/>
      <text:p text:style-name="P1"><text:span text:style-name="T3">Ricardo Brazileiro: </text:span><text:span text:style-name="T6">V</text:span>ocê vê a trédi da MetaReciclagem fala desde artista, fala... pedreiro, fala... poeta, fala...</text:p>
      <text:p text:style-name="P1"/>
      <text:p text:style-name="P1"><text:span text:style-name="T3">Tati:</text:span> Que é engraçado, né?</text:p>
      <text:p text:style-name="P1"/>
      <text:p text:style-name="P1"><text:span text:style-name="T3">Ricardo Brazileiro: </text:span>artista, fala todo mundo e... fala louco, maluco, o cara divaga, divagação, divagação, divagação, poesia e aí todo mundo consegue conversar, né? </text:p>
      <text:p text:style-name="P1"/>
      <text:p text:style-name="P1"><text:span text:style-name="T3">Tati: </text:span><text:span text:style-name="T6">hamham</text:span></text:p>
      <text:p text:style-name="P2"/>
      <text:p text:style-name="P1"><text:span text:style-name="T3">Ricardo Brazileiro: </text:span>O barato é esse, <text:s/>assim, né, dá pra... tem a história de, de um só caminho, né, como o Balbino fala mesmo, (pode ser, velho) [fala direcionada ao Garçom]</text:p>
      <text:p text:style-name="P1"/>
      <text:p text:style-name="P1"><text:span text:style-name="T3">Tati:</text:span> Como assim?</text:p>
      <text:p text:style-name="P1"/>
      <text:p text:style-name="P1"><text:span text:style-name="T3">Ricardo Brazileiro: </text:span><text:span text:style-name="T6">A</text:span>ssim, de um só caminho, assim né, tá todo mundo sempre pensando numa... num bem comum, assim né, numa... num estado comum, assim né, de possibilidades, assim , todo mundo tá querendo um bem, assim, todo mundo, todo mundo quer essa história da, por exemplo, tem o... direito autoral, a gente sabe que não serve, a gente sabe que o software proprietário tá aí, tá destruindo muita coisa, num sei o quê, sabe que o capitalismo tá... a arte não chega, não tem acesso pra todo mundo, que a inclusão digital, enfim , essas coisas, é uma... existe um pensamento comum nesse... entorno desse... desses bens, assim, o que a gente quer, né? [fala do Garçom] Aí... e um só caminho a gente sabe que tá todo mundo pensando nesse bem comum, e mesmo em locais diferentes, e mesmo com trabalhos diferentes. A MetaReciclagem tem a ver com essa história, assim, de... esse pensamento comum em cima de um trabalho que é... pensa num, num bem, assim, das pessoas, assim, a gente sabe que pode dar mais, a gente sabe que pode se expandir mais, assim, usar mais o nosso corpo, usar mais... tanto a parte tecnológica como a parte física mesmo e tal. Acho que funciona bem, assim. Funciona, assim, que eu falo é tipo... por exemplo, você vai olhar uma trédi, assim, você consegue chegar, apesar de ter momentos, teve momentos meio conturbados, assim, as coisas não aconteciam muito bem na lista, assim, Felipe [<text:span text:style-name="T1">nota da transcrição: </text:span>Fonseca] até deu um, chamou a atenção, assim, o que tá acontecendo, pra onde a gente tá indo, não sei quê, questionando.</text:p>
      <text:p text:style-name="P1"/>
      <text:p text:style-name="P1"><text:span text:style-name="T3">Tati:</text:span> É, quando eu cheguei tava nessa hora, do pra quê.</text:p>
      <text:p text:style-name="P1"/>
      <text:p text:style-name="P1"><text:span text:style-name="T3">Ricardo Brazileiro: </text:span><text:span text:style-name="T6">P</text:span>ra quê, né? Pra que isso, pra que a gente tá aqui. Ao mesmo tempo é muito <text:soft-page-break/>difícil essa história de lista, né? Porque... você que vem, por exemplo, eu, minha internet aqui não funciona bem, por exemplo</text:p>
      <text:p text:style-name="P1"/>
      <text:p text:style-name="P1"><text:span text:style-name="T3">Tati:</text:span> Não?</text:p>
      <text:p text:style-name="P1"/>
      <text:p text:style-name="P1"><text:span text:style-name="T3">Ricardo Brazileiro: </text:span><text:span text:style-name="T6">Eu</text:span> não tenho internet banda larga, assim. Isso eu vou ter agora nessa casa que eu vou morar, mas até, sei lá, desde o começo até agora eu nunca tive internet rápida, assim.</text:p>
      <text:p text:style-name="P1"/>
      <text:p text:style-name="P1"><text:span text:style-name="T3">Tati:</text:span> E como que cê faz?</text:p>
      <text:p text:style-name="P1"/>
      <text:p text:style-name="P1"><text:span text:style-name="T3">Ricardo Brazileiro: <text:s/></text:span><text:span text:style-name="T6">Não, </text:span>assim, eu fui conseguir 3G agora, né, mas minha história se fazia muito nesse lance de não ter conexão, assim, de morar num bairro-comunidade que tem que pesquisar modem, discada, 0800, num sei o quê, vai atrás da Embratel pra hackear, num sei o quê. Tem muito desse trabalho, assim né, de... se libertar mesmo, assim, de conseguir um canal de comunicação e aí quando conseguia conectar, aquele handshake, aquele shshshhs </text:p>
      <text:p text:style-name="P2"/>
      <text:p text:style-name="P1"><text:span text:style-name="T3">Tati:</text:span> hamham [rs]</text:p>
      <text:p text:style-name="P1"/>
      <text:p text:style-name="P1"><text:span text:style-name="T3">Ricardo Brazileiro: <text:s/></text:span><text:span text:style-name="T6">O som da vitória, assim né, </text:span><text:span text:style-name="T11">esse</text:span><text:span text:style-name="T12"> </text:span><text:span text:style-name="T9">é o som da vitória!</text:span>, mas conectava por dois minutos, assim, aí você <text:span text:style-name="T9">puta que pariu</text:span>.</text:p>
      <text:p text:style-name="P1"/>
      <text:p text:style-name="P1">[rs]</text:p>
      <text:p text:style-name="P1"/>
      <text:p text:style-name="P1"><text:span text:style-name="T3">Tati:</text:span> Mas isso quando?</text:p>
      <text:p text:style-name="P1"/>
      <text:p text:style-name="P1"><text:span text:style-name="T3">Ricardo Brazileiro: <text:s/></text:span><text:span text:style-name="T6">Iss</text:span>o era noventa e cinco, tal,</text:p>
      <text:p text:style-name="P1"/>
      <text:p text:style-name="P1"><text:span text:style-name="T3">Tati:</text:span> Ah, tá</text:p>
      <text:p text:style-name="P1"/>
      <text:p text:style-name="P1"><text:span text:style-name="T3">Ricardo Brazileiro: <text:s/></text:span><text:span text:style-name="T6">b</text:span>em no começo, noventa e seis, noventa e sete. E aí o máximo que eu usava era irc, tá ligado? E isso meio que na cidade inteira, assim, em Recife também porque não tinha banda larga na época, também, mas tem lugares que funcionava mais, mas a maioria era irc, assim, nessa época, né,</text:p>
      <text:p text:style-name="P1"/>
      <text:p text:style-name="P1"><text:span text:style-name="T3">Tati: </text:span><text:span text:style-name="T6">hamham</text:span></text:p>
      <text:p text:style-name="P4"/>
      <text:p text:style-name="P1"><text:span text:style-name="T3">Ricardo Brazileiro:</text:span> bbs e aí passou pro irc. Aí eu não buscava muito <text:span text:style-name="T7">site</text:span>, não sabia nem o que era <text:span text:style-name="T7">site</text:span> na época, aí quando eu comecei a conhecer, conheci os fóruns e tal, num sei o quê, aí quando eu entro nessa história de, de... lista, caio na lista do Estúdio Livre sem entender porra nenhuma. Por que isso acontece? Por que as pessoas escrevem? Cara, é difícil de entender, assim, né, o... o </text:p>
      <text:p text:style-name="P1"/>
      <text:p text:style-name="P1"><text:span text:style-name="T3">Tati:</text:span> A lógica da comunicação</text:p>
      <text:p text:style-name="P1"/>
      <text:p text:style-name="P1"><text:span text:style-name="T3">Ricardo Brazileiro: </text:span>a lógica da trédi, assim, né. Cara escreve uma, depois a outra responde embaixo, depois outro já chamou aquilo em cima, aquilo que o cara escreveu, num sei o quê. Pronto, pra quem num... num... não tem o gmail mesmo deve ser dificílimo porque o cara recebe vários e-mails, assim</text:p>
      <text:p text:style-name="P1"/>
      <text:p text:style-name="P1"><text:span text:style-name="T3">Tati:</text:span> isolados</text:p>
      <text:p text:style-name="P1"/>
      <text:p text:style-name="P1"><text:span text:style-name="T3">Ricardo Brazileiro: </text:span>isolados, aí num... pro cara entender o que cara falou, o cara teria que voltar pro outro e num sei o quê, aí o gmail vai e já</text:p>
      <text:p text:style-name="P1"/>
      <text:p text:style-name="P1"><text:span text:style-name="T3">Tati:</text:span> agrupa em conversa, </text:p>
      <text:p text:style-name="P1"/>
      <text:p text:style-name="P1"><text:span text:style-name="T3">Ricardo Brazileiro: </text:span><text:span text:style-name="T6">já faz,</text:span><text:span text:style-name="T3"> </text:span><text:span text:style-name="T6">já con</text:span>segue aquele trédi ali, que o negócio acontece. Mas é muito <text:soft-page-break/>difícil, assim, né, pra... é um conheci[mento], é muito rápido a troca de ideias assim, <text:s/>é muito mais rápido e aí até o cara se acostumar, imagina? O cara... o cara sai do irc, isso eu tô dizendo a minha história, sai do irc, vai pra site comum, tem fórum, que é fácil de olhar, aí depois o cara vai pra uma lista que tem um bocado de coisas, assim, ao mesmo tempo, cada coisa por segundo, agora imagina um cara que não tem essa... não teve essa participação na história de <text:span text:style-name="T9">ah, vou buscar <text:s/>na internet</text:span>, é um cara que ganhou um computador em casa, consegue, aí aprendeu a navegar, entra no site do Cadê, entra no site num sei quê, tem esse... esse nível, aí vai cair numa lista, tá entendendo? O cara não vai nem conseguir completamente, é muito complicado pro cara opinar ou escrever</text:p>
      <text:p text:style-name="P1"/>
      <text:p text:style-name="P1"><text:span text:style-name="T3">Tati:</text:span> Interagir, né?</text:p>
      <text:p text:style-name="P1"/>
      <text:p text:style-name="P1"><text:span text:style-name="T3">Ricardo Brazileiro: </text:span><text:span text:style-name="T6">É,</text:span><text:span text:style-name="T3"> </text:span><text:span text:style-name="T6">i</text:span>nteragir. Se a lista num, num compreende e o site também não, aí não tem como o cara participar efetivamente da história, né? Apesar de que eu acho massa quando recebe aquelas mensagens assim do site, alguém do site escreveu alguma coisa pra doação, num <text:s/>sei o quê</text:p>
      <text:p text:style-name="P1"/>
      <text:p text:style-name="P1"><text:span text:style-name="T3">Tati:</text:span> As de contato, geralmente.</text:p>
      <text:p text:style-name="P1"/>
      <text:p text:style-name="P1"><text:span text:style-name="T3">Ricardo Brazileiro: </text:span><text:span text:style-name="T6">É,</text:span> as de contato, é. Eu já acho do caralho que geralmente tem umas duas por mês, assim, de contato, mas... vocês tão trabalhando num assunto muito complexo, assim, num... complexo no sentido de que é um trabalho... de vanguarda, assim, desse acesso, conseguir... fazer essas pessoas conversarem, assim, mais facilmente.</text:p>
      <text:p text:style-name="P1"/>
      <text:p text:style-name="P1"><text:span text:style-name="T3">Tati:</text:span> Mas, por exemplo, como que cê vê, por [exemplo], quando você bota lá na lista que você tá fazendo um trabalho e tal, cê sente que a lista te ajuda a levar pro teu blog ou, é...?</text:p>
      <text:p text:style-name="P1"/>
      <text:p text:style-name="P1"><text:span text:style-name="T3">Ricardo Brazileiro: </text:span><text:span text:style-name="T6">N</text:span>ão, acho que não.</text:p>
      <text:p text:style-name="P1"/>
      <text:p text:style-name="P1"><text:span text:style-name="T3">Tati:</text:span> ou a encontrar parceiros pra dialogar sobre teu trabalho, ou não? É porque</text:p>
      <text:p text:style-name="P1"/>
      <text:p text:style-name="P1"><text:span text:style-name="T3">Ricardo Brazileiro: </text:span><text:span text:style-name="T6">A</text:span>hn, diz.</text:p>
      <text:p text:style-name="P1"/>
      <text:p text:style-name="P1"><text:span text:style-name="T3">Tati:</text:span> eu, por exemplo, vejo o seu trabalho acontecer já faz tempo,</text:p>
      <text:p text:style-name="P1"/>
      <text:p text:style-name="P1"><text:span text:style-name="T3">Ricardo Brazileiro: </text:span>hamham</text:p>
      <text:p text:style-name="P1"/>
      <text:p text:style-name="P1"><text:span text:style-name="T3">Tati:</text:span> mas a gente nunca conversou efetivamente sobre ele, mas eu sei o que você tá fazendo sem a gente</text:p>
      <text:p text:style-name="P1"/>
      <text:p text:style-name="P1"><text:span text:style-name="T3">Ricardo Brazileiro: </text:span>mas através da lista ou da...?</text:p>
      <text:p text:style-name="P1"/>
      <text:p text:style-name="P1"><text:span text:style-name="T3">Tati:</text:span> através da lista. Eu não assino feed do seu blog, por exemplo, nada disso.</text:p>
      <text:p text:style-name="P1"/>
      <text:p text:style-name="P2">Ricardo Brazileiro: <text:span text:style-name="T6">Tá.</text:span></text:p>
      <text:p text:style-name="P1"/>
      <text:p text:style-name="P1"><text:span text:style-name="T3">Tati:</text:span> E eu sei quando você bota lá e eu vejo os vídeos, eu vejo os posts e tal</text:p>
      <text:p text:style-name="P1"/>
      <text:p text:style-name="P1"><text:span text:style-name="T3">Ricardo Brazileiro: </text:span><text:span text:style-name="T6">E</text:span>u, assim, eu escrevo mesmo pra lista essa história de... os trabalhos que eu venho desenvolvendo, assim, as pesquisas, na lista porque eu sei que ali tem pessoas que também têm um trabalho que não... não sendo, assim, da mesma área, mas que tem uma ligação, né, essa história de um só caminho, de pensar na, como</text:p>
      <text:p text:style-name="P1"/>
      <text:p text:style-name="P1"><text:span text:style-name="T3">Tati:</text:span> hamham</text:p>
      <text:p text:style-name="P1"/>
      <text:p text:style-name="P1"><text:span text:style-name="T3">Ricardo Brazileiro: </text:span>tem a mesma ideia, assim de pensamento, e... acho que, por exemplo, eu escrevendo ali das coisas que eu tô fazendo, eu acabo, além de... as pessoas irem olhar, tem a <text:soft-page-break/>história de receber um feedback, né? <text:span text:style-name="T9">Pô legal.</text:span> De poder linkar pra esse lado, pode linkar pra outro.</text:p>
      <text:p text:style-name="P1"/>
      <text:p text:style-name="P1"><text:span text:style-name="T3">Tati:</text:span> Mas cê recebe bastante ou não?</text:p>
      <text:p text:style-name="P1"/>
      <text:p text:style-name="P1"><text:span text:style-name="T3">Ricardo Brazileiro: </text:span><text:span text:style-name="T6">G</text:span>eralmente tem... tem mais acesso do que...</text:p>
      <text:p text:style-name="P1"/>
      <text:p text:style-name="P1"><text:span text:style-name="T3">Tati:</text:span> conversa</text:p>
      <text:p text:style-name="P1"/>
      <text:p text:style-name="P1"><text:span text:style-name="T3">Ricardo Brazileiro: </text:span><text:span text:style-name="T6">do que </text:span>resposta, assim. Mas assim... até como uma provocação, assim né, de mandar e ver se alguém vai pedir o código, tal. Às vezes eu coloco o código, às vezes o código tá na mão, assim, às vezes eu mando, assim, também pra ver se alguém também faz, assim, algo parecido, sei lá, mandei uma ideia, assim pá... escrevi essa história ou então pra exemplificar mesmo do que, pô no Nordeste tem gente pensando essa história, assim, não é só fetiche tecnológico, assim, não é só fazer porque vai conseguir status, num sei o quê, que não é dessa forma que a gente tá pensando, a gente tá pensando mesmo nessa... nessa busca, né, pelo... pelas coisas que tão aí, perdidas, assim, que a gente... num se apropriou mesmo, assim.</text:p>
      <text:p text:style-name="P1">E... a lista, eu acho que mandar essas coisas pra... eu sei com certeza, cai assim, cai, primeiro que cai na casa da galera, né? Uáaa... e você meio que bota em... à prova o que você fez, assim né, <text:s/>eu acho interessante, mesmo não tendo uma resposta efetiva, assim, na hora</text:p>
      <text:p text:style-name="P1"/>
      <text:p text:style-name="P1"><text:span text:style-name="T3">Tati:</text:span> direta.</text:p>
      <text:p text:style-name="P1"/>
      <text:p text:style-name="P1"><text:span text:style-name="T3">Ricardo Brazileiro: </text:span><text:s/>ou respondendo no, no site e tal, de repente, só de olhar, assim, você vê que, pô, a galera entra e depois vem comentar: <text:span text:style-name="T9">Porra ficou do caralho aquilo ali,</text:span> num sei quê, <text:span text:style-name="T9">Como é que tu fizeste?</text:span>, não sei quê, curiosidade, assim. E é assim... meus trabalhos tão sempre linkados com MetaReciclagem também por esse motivo, porque eu sei que a rede é... não é exigente, assim, é, tipo, atenciosa, assim, são pessoas atenciosas, assim né, que olham as coisas, usam da ideia, assim, de forma positiva, assim, sei lá... através disso ou pensa em outra história ou usa isso pra... pra outro trabalho ou... explica, convida... tipo... cê se sente abraçado, né?</text:p>
      <text:p text:style-name="P1"/>
      <text:p text:style-name="P1"><text:span text:style-name="T3">Tati:</text:span> hamham. Acolhido.</text:p>
      <text:p text:style-name="P1"/>
      <text:p text:style-name="P1"><text:span text:style-name="T3">Ricardo Brazileiro: </text:span>acolhido mesmo, assim. Mesmo não tendo resposta efetiva, assim, eu mando, já... tipo, pronto, já foi, assim. E eu faço questão, assim, a maioria dos trabalhos que, praticamente todos meus trabalhos têm ligação com MetaReciclagem e se você olhar a nuvem de tags lá que eu boto, tá numa das principais, assim, que é, <text:s/>não tem como não linkar, assim né? Mas não nesse lado de que tudo... qualquer coisa... mexeu uma caneta, falou ah ... virou num sei quê, tem que ter cuidado, né? Essas cautelas, assim, pra num... num banalizar a história, assim né, mas tem <text:s/>um trabalho forte, assim, por trás, assim, por fora também, assim. </text:p>
      <text:p text:style-name="P1"/>
      <text:p text:style-name="P1"><text:span text:style-name="T3">Tati:</text:span> Mas eu vejo que você tem dois, assim, não dois tipos de trabalho, mas vertentes do trabalho que vão pra coisas muito es[pecíficas], muito diferentes. Uma é essa, como a gente foi ver hoje, no, o pessoal do Ponto de Cultura, do Coco e tal que tem a ver com o... telecentro, que tem a ver com o... curso de alfabetização digital e coisas mais, é, como a própria Beth [<text:span text:style-name="T1">nota da transcrição: </text:span>de Oxum] chamou de elementares, e um outro lado que é uma pesquisa bastante pessoal, autoral e...</text:p>
      <text:p text:style-name="P1"/>
      <text:p text:style-name="P1"><text:span text:style-name="T3">Ricardo Brazileiro: </text:span>vanguarda</text:p>
      <text:p text:style-name="P1"/>
      <text:p text:style-name="P1"><text:span text:style-name="T3">Tati:</text:span> experimental e de vanguarda que você... é... que eu acho que é o que cê tá dizendo, cê quer compartilhar, ou quer dividir com as pessoas</text:p>
      <text:p text:style-name="P1"/>
      <text:p text:style-name="P1"><text:span text:style-name="T3">Ricardo Brazileiro: </text:span>hamham</text:p>
      <text:p text:style-name="P1"/>
      <text:p text:style-name="P1"><text:span text:style-name="T3">Tati:</text:span> sem nec[essariamente], não tanto com a expectativa de um diálogo igualmente aprofundado, <text:soft-page-break/>mas de dizer <text:span text:style-name="T9">olha isso tá rolando, isso tá acontecendo,</text:span></text:p>
      <text:p text:style-name="P1"/>
      <text:p text:style-name="P1"><text:span text:style-name="T3">Ricardo Brazileiro: </text:span>sim</text:p>
      <text:p text:style-name="P1"/>
      <text:p text:style-name="P1"><text:span text:style-name="T3">Tati:</text:span> <text:s/>e <text:span text:style-name="T9">quem quiser, chega</text:span> e aí você tá aberto a... a responder, como é o caso, assim, a gente por exemplo nunca conversou</text:p>
      <text:p text:style-name="P1"/>
      <text:p text:style-name="P1"><text:span text:style-name="T3">Ricardo Brazileiro: </text:span>sim, sobre as obras, sobre as coisas</text:p>
      <text:p text:style-name="P1"/>
      <text:p text:style-name="P1"><text:span text:style-name="T3">Tati:</text:span> nem sobre as obras e nem diretamente nunca teve envolvido num projeto específico via lista, mas tá conversando agora</text:p>
      <text:p text:style-name="P1"/>
      <text:p text:style-name="P1"><text:span text:style-name="T3">Ricardo Brazileiro: </text:span>hamham</text:p>
      <text:p text:style-name="P1"/>
      <text:p text:style-name="P1"><text:span text:style-name="T3">Tati:</text:span> ao vivo, que, então, pra mim isso</text:p>
      <text:p text:style-name="P1"/>
      <text:p text:style-name="P1"><text:span text:style-name="T3">Ricardo Brazileiro: </text:span>já é muito bom</text:p>
      <text:p text:style-name="P1"/>
      <text:p text:style-name="P1"><text:span text:style-name="T3">Tati:</text:span> é um indicativo que tem alguma relação que se formou na lista</text:p>
      <text:p text:style-name="P1"/>
      <text:p text:style-name="P1"><text:span text:style-name="T3">Ricardo Brazileiro: </text:span>com certeza</text:p>
      <text:p text:style-name="P1"/>
      <text:p text:style-name="P1"><text:span text:style-name="T3">Tati:</text:span> mesmo que não seja tão direta.</text:p>
      <text:p text:style-name="P1"/>
      <text:p text:style-name="P1"><text:span text:style-name="T3">Ricardo Brazileiro: </text:span><text:span text:style-name="T6">A</text:span>h, eu acho que tem assim, essa parte da educação é muito forte porque, como eu tava te falando, a história de ter estudado um pouco a história da educação, assim, a parte... Sei lá, se for puxar um pouco a história de família, meu pai é professor, num sei o quê, minha mãe... tem a história com a <text:s/>reliosi/ religiosidade africana, num sei o quê, mas eu acho que tem assim a... cê falou bem, assim que tem uma... dicotomia, assim, né, diferente, assim, tem dois caminhos, assim, um caminho... que na verdade... é o mesmo caminho</text:p>
      <text:p text:style-name="P1"/>
      <text:p text:style-name="P1"><text:span text:style-name="T3">Tati:</text:span> hamham [rs]</text:p>
      <text:p text:style-name="P1"/>
      <text:p text:style-name="P1"><text:span text:style-name="T3">Ricardo Brazileiro: </text:span>que é... por exemplo, puxar ao extremo, essa história, pô, eu aprendi bem a história da tecnologia então vou explorar esse campo, assim, até... sei lá... de... vê até como é possível fazer essas coisas de forma mais... é... como eu posso falar, assim, de forma mais </text:p>
      <text:p text:style-name="P1"/>
      <text:p text:style-name="P1"><text:span text:style-name="T3">Tati:</text:span> acessível?</text:p>
      <text:p text:style-name="P1"/>
      <text:p text:style-name="P1"><text:span text:style-name="T3">Ricardo Brazileiro: </text:span>elementar, assim, acessível, né, que é tranquila de fazer, às vezes assim, você, <text:s/>pô</text:p>
      <text:p text:style-name="P1"/>
      <text:p text:style-name="P1"><text:span text:style-name="T3">Tati:</text:span> que tá ao alcance de muita gente</text:p>
      <text:p text:style-name="P1"/>
      <text:p text:style-name="P1"><text:span text:style-name="T3">Ricardo Brazileiro: </text:span>que tá ao alcance, assim, seja, tipo, o real, assim, de pô vamo ali na loja comprar um negócio pra fazer porque</text:p>
      <text:p text:style-name="P1"/>
      <text:p text:style-name="P1"><text:span text:style-name="T3">Tati:</text:span> como a história do microscópio e a webcam, né?</text:p>
      <text:p text:style-name="P1"/>
      <text:p text:style-name="P1"><text:span text:style-name="T3">Ricardo Brazileiro: </text:span>é, isso, é, de conseguir, de você conseguir executar coisas que tão ao seu alcance, né? E não tem referências de lugares que você... pô, tem que ir pra Taywan pegar um chip, num sei o quê. E aí isso linka muito com a história da educação porque é isso que acontece, assim, pelo que eu vejo, na história do processo de acesso, de aproximação com a tecnologia, né? Muita gente tá vendo muita coisa que acontece na televisão, que... robôs aparecendo, num sei o quê, e quando vai pro seu computador aquilo não acontece efetivamente porque você não tem acesso à comunicação através daquele <text:span text:style-name="T1">espaço.</text:span></text:p>
      <text:p text:style-name="P1"/>
      <text:p text:style-name="P1"><text:soft-page-break/><text:span text:style-name="T3">Tati: </text:span><text:span text:style-name="T6">hamham</text:span></text:p>
      <text:p text:style-name="P1"/>
      <text:p text:style-name="P1"><text:span text:style-name="T3">Ricardo Brazileiro: </text:span>Aí eu acho que esse tipo, os dois trabalhos eu acho que, assim, eu penso <text:s/>essa história na frente como uma... como uma... assim, uma... um lance de laboratório mesmo, assim, né, de ver o que é possível de... pô isso acontece, é real, é possível, você pode subverter, você pode trabalhar o sentimento, a tecnologia, você pode trabalhar a arte, né, e como a gente consegue usar isso pra, é..., aplicar ou então trocar valores com a história da educação mesmo, né, de libertar as pessoas, né, de um processo mais careta, mais básico, né, com a tecnologia</text:p>
      <text:p text:style-name="P1"/>
      <text:p text:style-name="P1"><text:span text:style-name="T3">Tati:</text:span> Mas, por exemplo, a gente essa semana, tava falando agora muito que essa semana coincidiu com a história da entrega dos editais e tal e eu vejo muito esse caminho dos editais que... <text:s/>não é que vejo, mas eu ouvi agora a Beth [de Oxum] falar bastante desta história do... dos editais voltada pra projetos específicos </text:p>
      <text:p text:style-name="P1"/>
      <text:p text:style-name="P1"><text:span text:style-name="T3">Ricardo Brazileiro: </text:span>sim</text:p>
      <text:p text:style-name="P1"/>
      <text:p text:style-name="P1"><text:span text:style-name="T3">Tati:</text:span> é, que tem a ver com os cursos ou com essas questões que são mais elementares, tipo é o pessoal que num... que não lê ainda </text:p>
      <text:p text:style-name="P1"/>
      <text:p text:style-name="P1"><text:span text:style-name="T3">Ricardo Brazileiro: </text:span>sim</text:p>
      <text:p text:style-name="P1"/>
      <text:p text:style-name="P1"><text:span text:style-name="T3">Tati: </text:span>e que precisa ter acesso a esse universo. E aí quando a gente pensa nas tuas pesquisas, mesmo no trabalho da... do vinil e todos esses <text:s/>vídeos que eu tenho visto e <text:s/>todos os que eu vejo no seu blog, que é uma coisa bem mais... especializada, <text:s/>num certo sentido. </text:p>
      <text:p text:style-name="P1"/>
      <text:p text:style-name="P1"><text:span text:style-name="T3">Ricardo Brazileiro: </text:span>sim</text:p>
      <text:p text:style-name="P2"/>
      <text:p text:style-name="P1"><text:span text:style-name="T3">Tati: </text:span><text:span text:style-name="T6">É.</text:span>..cê acha que esse outro caminho, que é da experimentação, tem espaço? Como é que ele se..., como é que ele é viabilizado? <text:s text:c="2"/>É uma coisa de um investimento que é teu, de... tempo, de grana, de recurso...</text:p>
      <text:p text:style-name="P1"/>
      <text:p text:style-name="P1"><text:span text:style-name="T3">Ricardo Brazileiro: </text:span>próprio</text:p>
      <text:p text:style-name="P1"/>
      <text:p text:style-name="P1"><text:span text:style-name="T3">Tati:</text:span> é, próprio ou cê acha que tem algum um espaço aí que a gente não tá vendo e <text:span text:style-name="T1">que pode...?</text:span></text:p>
      <text:p text:style-name="P5"/>
      <text:p text:style-name="P1"><text:span text:style-name="T5">Ricardo Brazileiro: </text:span><text:span text:style-name="T7">É, </text:span><text:span text:style-name="T1">eu acho que assim... parte do trabalho é... primeiro, assim, tem muito de usar o que que tem na mão, assim, dali que, pô, eu vou produzir alguma coisa e vou comprar tudo do zero, vou sair, vou na santa ifigênia, pô tem que ir em São Paulo comprar, num sei o quê, não tem muito isso, assim, eu uso o que tem na mão e... também tem um trabalho que é... tem uma... uma linha de que, assim, <text:s/>tô fazendo numa, usando tecnologia sustentável, assim, computadores antigos, assim, trabalho do emotional kernel panic, mesmo, que é um trabalho coletivo aqui, construído por uma galera aqui em Recife, né, Felipe Machado [nota da transcrição: e Renato Fabbri] e tal, num sei quê, e aí... é... usa os conceitos do Kernel do sistema operacional, que não precisa de nada de memória, assim, (muito pouco), pra você expressar... uma parte sonora do computador e tal [nota da transcrição: você consegue expressar de forma sonora uma operação do computador]. Então eu acho que, assim, usa uma... é... não tem tanta... tanta ligação com a </text:span><text:span text:style-name="T1">história de... dessa especialidade, ser um negócio de usar ferramentas ultra-modernas, assim. Acho que, assim, tem a especialidade na..., assim, uma sofisticação <text:s/></text:span></text:p>
      <text:p text:style-name="P1"/>
      <text:p text:style-name="P1"><text:span text:style-name="T3">Tati:</text:span> no tipo da pesquisa</text:p>
      <text:p text:style-name="P1"/>
      <text:p text:style-name="P1"><text:span text:style-name="T3">Ricardo Brazileiro: </text:span><text:span text:style-name="T6">d</text:span>a mistura das coisas, assim, né, usando, por exemplo um <text:span text:style-name="T7">piezo</text:span>, que é um negócio de R$1,00, que é um microfone <text:s/>que... um microfone de contato, aí, pô o cara usa, esse aqui tem um chip que faz isso aqui. <text:s/>Aí eu acho que essa mistura de, de, de elementos, assim, de repertórios possíveis , é, é a sofisticação taí, nessa mistura.</text:p>
      <text:p text:style-name="P1"/>
      <text:p text:style-name="P1"><text:span text:style-name="T3">Tati:</text:span> hamham</text:p>
      <text:p text:style-name="P1"><text:soft-page-break/></text:p>
      <text:p text:style-name="P1"><text:span text:style-name="T3">Ricardo Brazileiro: </text:span><text:s/>Que essa é a gambiarra né, que a gente vê que a MetaReciclagem é muito forte nisso, de conseguir misturar coisas... que... sei lá... não que não foram feitas pra misturar, mas que... pouca gente experimenta</text:p>
      <text:p text:style-name="P1"/>
      <text:p text:style-name="P1"><text:span text:style-name="T3">Tati:</text:span> tem fins específicos, né?</text:p>
      <text:p text:style-name="P1"/>
      <text:p text:style-name="P1"><text:span text:style-name="T3">Ricardo Brazileiro: </text:span><text:span text:style-name="T6">tem</text:span><text:span text:style-name="T3"> </text:span>fins específicos, por exemplo, <text:s/>ah, ó esse cara fez um chip pra geladeira, o cara abre a geladeira e ele conta trinta segundos pra fechar, num sei o quê. Pô o cara pega esse chip, não, vou pegar esse chip, vou pegar um outro chip que produz o som de gel[adeira], de alarme, aí eu vou ligar esse chip num... num outro chip ou então num potenciômetro que mede a velocidade, aí o cara começa a misturar isso, aí pronto, faz um instrumento musical com isso aí, aí nisso, sei lá, pega isso, aí mistura com o outro, com história de vídeo, consegue, aí chegou o Arduino, que é um projeto altamente educacional, é um exemplo massa disso, assim né, de... de que é possível linkar uma história altamente sofisticada com a história da educação elementar, que, por exemplo, na gringa, ele é da Itália, mas acho que lá não tem tantos <text:s/>problemas educacionais como aqui, né?</text:p>
      <text:p text:style-name="P1"/>
      <text:p text:style-name="P1"><text:span text:style-name="T3">Tati:</text:span> hamham</text:p>
      <text:p text:style-name="P1"/>
      <text:p text:style-name="P1"><text:span text:style-name="T3">Ricardo Brazileiro: </text:span><text:span text:style-name="T6">Eu</text:span><text:span text:style-name="T4"> </text:span>acho que a gente tá tentando construir essa … esse lado experimental pra auxiliar nessa história de construção simbólica mesmo, de conteúdo, de estudo, né. E tem esse lance dos hacklabs, assim né, de espaços de experimentação, que é ai que é um, que tem a..., os Pontos de Cultura têm essa... potencialidade, mesmo, né, <text:s/>de virar um espaço de transformação, mesmo não tendo acesso a coisas mais avançadas de arte e tecnologia, de produção mesmo, de mistura desses equipamentos, mas só da vontade deles, de que eles têm de aproximar isso, assim, já cria uma, já gera um clima, assim, já rola um clima, de produção mesmo, assim, simbólica.... arte e tal, acho que é um pouco disso, não sei se eu respondi bem</text:p>
      <text:p text:style-name="P1"/>
      <text:p text:style-name="P1"><text:span text:style-name="T3">Tati:</text:span> hamham [rs] a gente tá falando aí... sobre várias coisas que a gente já falou e falando de novo e... <text:s/></text:p>
      <text:p text:style-name="P1"/>
      <text:p text:style-name="P1"><text:span text:style-name="T3">Ricardo Brazileiro: </text:span><text:span text:style-name="T6">M</text:span>as acho que é isso, sim, educação é complicado, né, assim, da, da gente conseguir... e tem a história de telecentro mesmo, que é um... espaço, né, que a gente precisa...</text:p>
      <text:p text:style-name="P1"/>
      <text:p text:style-name="P1"><text:span text:style-name="T3">Tati:</text:span> Mas, por exemplo, pra você o tele[centro], é, essas atividades que você faz no telecentro, de cursos e de projeto, como o que você me mostrou hoje, eles são uma ferramenta, um meio pra te… é, permitir fazer essas outras pesquisas ou eles são também um objetivo...?</text:p>
      <text:p text:style-name="P1"/>
      <text:p text:style-name="P1"><text:span text:style-name="T3">Ricardo Brazileiro: </text:span><text:span text:style-name="T6">É também, isso.</text:span><text:span text:style-name="T3"> </text:span><text:span text:style-name="T6">Não, por</text:span> exemplo, esse trabalho que eu fiz mesmo, da, do telecentro, de pensar, (Muriçoca, né? Maruim, né?)</text:p>
      <text:p text:style-name="P1"/>
      <text:p text:style-name="P1"><text:span text:style-name="T3">Tati: </text:span>[rs]</text:p>
      <text:p text:style-name="P1"/>
      <text:p text:style-name="P1"><text:span text:style-name="T3">Ricardo Brazileiro: </text:span><text:span text:style-name="T6">Mas e... Por</text:span> exemplo, ah, tem um espaço altamente potencial, com potencial para experimentação e tal, mas que não tá... não tá sendo bem utilizado, assim, não porque as pessoas não querem, mas por falta mesmo de aproximação com a, com essas relações, assim.</text:p>
      <text:p text:style-name="P1"/>
      <text:p text:style-name="P1"><text:span text:style-name="T3">Tati:</text:span> Mas por falta de pessoas que entendem <text:s/>dessa maneira ou por causa de equipamento?</text:p>
      <text:p text:style-name="P1"/>
      <text:p text:style-name="P1"><text:span text:style-name="T3">Ricardo Brazileiro: </text:span><text:span text:style-name="T6">P</text:span>essoas e de pesquisa, é, de, de, de conhecimento, não é nem equipamento, assim, acho que com equipamento que tem a gente consegue se virar, justamente essa história da, de produção de arte e tecnologia brasileira de, a gente usar o que tem na mão, assim, e não ir buscar essas coisas fora, assim e... Mas, por exemplo, a história do telecentro, ele é um espaço com potencial gigantesco, assim, de aproximação da comunidade e tal, de utilização mesmo, de conexão, num sei o quê, e aí, por exemplo, esse trabalho <text:s/>tem uma... tem uma ligação de transformar aquilo ali, de pegar aquela coisa que já acontece e construir um fluxo que seja <text:soft-page-break/>possível de... de... é... atrair, é... colaboradores, pessoas que possam iniciar pesquisas, mesmo que básicas, ali e que isso possa se ramificar e aproximar outras coisas, enfim, <text:s/>outros trabalhos e virar um espaço de experimentação mesmo e a arte e tecnologia entra como mais um... uma <text:s/>perna ali, como um... uma, um módulo de... feeling, assim, de, de você, pô, onde nós estamos com essa história, é, pra onde a gente vai, assim... de produção simbólica, né.</text:p>
      <text:p text:style-name="P1"/>
      <text:p text:style-name="P1"><text:span text:style-name="T3">Tati:</text:span> Mas, por exemplo, a sua ação aqui em Olinda, aqui em Recife, ela é bem... é... <text:s/>dispersa, né, assim, você não tá vinculado a um Ponto específico.</text:p>
      <text:p text:style-name="P1"/>
      <text:p text:style-name="P1"><text:span text:style-name="T3">Ricardo Brazileiro: </text:span>é, não, não tô. <text:s/>Não, tô fazendo...</text:p>
      <text:p text:style-name="P1"/>
      <text:p text:style-name="P1"><text:span text:style-name="T3">Tati:</text:span> Tipo, o que que tá rolando aqui?</text:p>
      <text:p text:style-name="P1"/>
      <text:p text:style-name="P1"><text:span text:style-name="T3">Ricardo Brazileiro: </text:span><text:span text:style-name="T6">Com </text:span>essas coisas, né, do trabalho, né?</text:p>
      <text:p text:style-name="P1"/>
      <text:p text:style-name="P1"><text:span text:style-name="T3">Tati:</text:span> É.</text:p>
      <text:p text:style-name="P1"/>
      <text:p text:style-name="P1"><text:span text:style-name="T3">Ricardo Brazileiro: </text:span><text:span text:style-name="T6">N</text:span>ão, eu acho que uma das coisas que eu prezo muito, assim, é pelo... pelo trabalho coletivo, né, assim, eu não sou vinculado a nenhuma instituição, assim, mas ao mesmo tempo eu sou de todas.</text:p>
      <text:p text:style-name="P1"/>
      <text:p text:style-name="P1"><text:span text:style-name="T3">Tati:</text:span> de todas [rs]</text:p>
      <text:p text:style-name="P1"/>
      <text:p text:style-name="P1"><text:span text:style-name="T3">Ricardo Brazileiro: </text:span><text:span text:style-name="T6">É.</text:span>.. prefiro trabalhar assim porque eu acho que tem uma... pô o que eu faço, eu coloco na rede, coloco diante do Brasil inteiro, então eu não ia trabalhar aqui pra um lugar só</text:p>
      <text:p text:style-name="P1"/>
      <text:p text:style-name="P1"><text:span text:style-name="T3">Tati: </text:span>claro</text:p>
      <text:p text:style-name="P1"/>
      <text:p text:style-name="P1"><text:span text:style-name="T3">Ricardo Brazileiro: </text:span>e nem fazer um trabalho focado prum lugar só, né, que aí eu acho que aí seria muito injusto, assim.</text:p>
      <text:p text:style-name="P1"/>
      <text:p text:style-name="P1"><text:span text:style-name="T3">Tati:</text:span> hamham</text:p>
      <text:p text:style-name="P1"/>
      <text:p text:style-name="P1"><text:span text:style-name="T3">Ricardo Brazileiro: </text:span><text:span text:style-name="T6">E</text:span> aí acabo, assim, não tendo um trabalho, é... a longo prazo, assim, né, assim, tenho um trabalho mais...</text:p>
      <text:p text:style-name="P1"/>
      <text:p text:style-name="P1"><text:span text:style-name="T3">Tati:</text:span> pontual</text:p>
      <text:p text:style-name="P1"/>
      <text:p text:style-name="P1"><text:span text:style-name="T3">Ricardo Brazileiro: </text:span>pontual, assim, sei lá, vou fazer uma intervenção, vou fazer uma oficina e aí</text:p>
      <text:p text:style-name="P1"/>
      <text:p text:style-name="P1"><text:span text:style-name="T3">Tati:</text:span> quem vier, vem</text:p>
      <text:p text:style-name="P1"/>
      <text:p text:style-name="P1"><text:span text:style-name="T3">Ricardo Brazileiro: </text:span>convido as pessoas dos Pontos para participarem e, assim, minha ideia é que, assim, pelo menos pessoas de cada <text:s/>Ponto se apropriem da história, assim, </text:p>
      <text:p text:style-name="P1"/>
      <text:p text:style-name="P1"><text:span text:style-name="T3">Tati:</text:span> Quantos Pontos você tá? Porque a gente foi hoje no Coco de Umbigada, mas além dele tem outros com os quais</text:p>
      <text:p text:style-name="P1"/>
      <text:p text:style-name="P9"><text:span text:style-name="T16">Ricardo Brazileiro: </text:span><text:span text:style-name="T17">É</text:span><text:span text:style-name="T16">, </text:span><text:span text:style-name="T15">aqui, locais, assim, tem o <text:s/></text:span><text:span text:style-name="T18">Alafin Oyo</text:span><text:span text:style-name="T15">, que eu frequento, assim, bem, <text:s/>assim, tem um trabalho legal com a história da construção de instrumentos, tem o outro em Igarassu que aí <text:s/>a gente trabalha nessa história do Cinema de Animação também, que é um trabalho muito bom, assim, com a história da construção de audiovisual, assim, analógica mesmo, assim, e artesanal, e... pensando em outras, assim, tem... tem em Casa Amarela também um, Negras Raízes, assim, Cais do Parto. </text:span><text:span text:style-name="T20">Assim, f</text:span><text:span text:style-name="T18">ora </text:span><text:span text:style-name="T15">daqui tem o... os Pontos do... de Cachoeira, na Bahia, tem na Bahia, e tal, assim [nota da transcrição: </text:span><text:span text:style-name="T21">a Tainã em SP, Odomodê, no Sul]</text:span> </text:p>
      <text:p text:style-name="P1"/>
      <text:p text:style-name="P1"><text:span text:style-name="T3">Tati:</text:span> Com quem você também dialoga?</text:p>
      <text:p text:style-name="P1"><text:soft-page-break/></text:p>
      <text:p text:style-name="P1"><text:span text:style-name="T3">Ricardo Brazileiro: </text:span><text:span text:style-name="T6">T</text:span>em, tem... tem a história lá do... assim, Nordeste mesmo é muito, tudo muito parecido, assim, não no... nos, no trabalho, assim, mas mesmo na estia, assim, de fazer as coisas; acho que vinga mesmo, assim, acaba acontecendo, assim, acabo trabalhando nesse... pela região Nordeste, assim, trabalho mais presencial, assim, né, acho que mais de... de... de <text:s/>aproximação, de chegada mesmo até o <text:s/>trabalho, acho que é um trabalho de abrangência nacional, assim né, por usar a lista também, assim né, <text:s/>que eu acho que chega mais... <text:s/>chega pra mais gente, assim, né.</text:p>
      <text:p text:style-name="P1"/>
      <text:p text:style-name="P1"><text:span text:style-name="T3">Tati:</text:span> Mas, por exemplo, eu vejo que você tem uma preocupação, mesmo <text:s/>a gente conversar hoje, cê fez questão de avisar a lista, falar <text:span text:style-name="T9">ó a gente vai conversar </text:span>e tal, eu vejo que você tem uma preocupação de... é... posicionar um pouco</text:p>
      <text:p text:style-name="P1"/>
      <text:p text:style-name="P1"><text:span text:style-name="T3">Ricardo Brazileiro: </text:span>registrar e </text:p>
      <text:p text:style-name="P1"/>
      <text:p text:style-name="P1"><text:span text:style-name="T3">Tati:</text:span> de registrar, e de narrar ou documentar, seja lá que nome tenha isso </text:p>
      <text:p text:style-name="P1"/>
      <text:p text:style-name="P1"><text:span text:style-name="T3">Ricardo Brazileiro: </text:span><text:span text:style-name="T6">É,</text:span> então eu acho que é pensando </text:p>
      <text:p text:style-name="P1"/>
      <text:p text:style-name="P1"><text:span text:style-name="T3">Tati:</text:span> de... pelo menos, é, se não é envolver a lista numa discussão aprofundada, é dizer <text:span text:style-name="T9">olha tô fazendo isso, quem quiser, vem atrás.</text:span> Eu vejo um pouco essa perspectiva sua de... </text:p>
      <text:p text:style-name="P1"/>
      <text:p text:style-name="P1"><text:span text:style-name="T3">Ricardo Brazileiro: </text:span>entendi</text:p>
      <text:p text:style-name="P1"/>
      <text:p text:style-name="P1"><text:span text:style-name="T3">Tati:</text:span> de compartilhar e dizer <text:span text:style-name="T9">olha, tô aqui, </text:span><text:span text:style-name="T13">né?</text:span></text:p>
      <text:p text:style-name="P1"/>
      <text:p text:style-name="P1"><text:span text:style-name="T3">Ricardo Brazileiro: </text:span>não forçar, não obrigatório </text:p>
      <text:p text:style-name="P1"/>
      <text:p text:style-name="P1"><text:span text:style-name="T3">Tati:</text:span> não, não obrigatório e meio assim <text:span text:style-name="T9">tá rolando</text:span>, tá, tipo</text:p>
      <text:p text:style-name="P1"/>
      <text:p text:style-name="P1"><text:span text:style-name="T3">Ricardo Brazileiro: </text:span>tá rolando</text:p>
      <text:p text:style-name="P1"/>
      <text:p text:style-name="P1"><text:span text:style-name="T3">Tati:</text:span> vamo avisando, que tá rolando.</text:p>
      <text:p text:style-name="P1"/>
      <text:p text:style-name="P1"><text:span text:style-name="T3">Ricardo Brazileiro: </text:span>que é uma das funções</text:p>
      <text:p text:style-name="P1"/>
      <text:p text:style-name="P1"><text:span text:style-name="T3">Tati:</text:span> é, como que cê vê...?</text:p>
      <text:p text:style-name="P1"/>
      <text:p text:style-name="P1"><text:span text:style-name="T3">Ricardo Brazileiro: </text:span><text:span text:style-name="T6">A</text:span>ssim, pra mim, uma das funções da lista é essa, né, assim, de você divulgar o que tá acontecendo e provocar debates, discussões, né? </text:p>
      <text:p text:style-name="P1"/>
      <text:p text:style-name="P1"><text:span text:style-name="T3">Tati:</text:span> hamham</text:p>
      <text:p text:style-name="P1"/>
      <text:p text:style-name="P1"><text:span text:style-name="T3">Ricardo Brazileiro: </text:span>então... além de outras coisas, né, de você perguntar, de questionar, quer dizer, fazer o... mas eu acho que essa minha preocupação, não sei se é preocupação a palavra certa, mas eu acho que é... é zelo, né?</text:p>
      <text:p text:style-name="P1"/>
      <text:p text:style-name="P1"><text:span text:style-name="T3">Tati:</text:span> hamham</text:p>
      <text:p text:style-name="P1"/>
      <text:p text:style-name="P1"><text:span text:style-name="T3">Ricardo Brazileiro: </text:span>acho que, assim, é mais essa história de zelo, assim, de pô, tem uma pessoa <text:s/>que, assim, por exemplo, se eu dialogo contigo na lista, tu tando numa <text:span text:style-name="T1">mesma história </text:span>que eu, acho que acaba rolando uma... uma aproximação efetiva e afetiva da história porque se eu tô trocando ideia contigo na lista, eu acho que a gente é próximo um do outro, </text:p>
      <text:p text:style-name="P1"/>
      <text:p text:style-name="P1"><text:span text:style-name="T3">Tati:</text:span> hamham</text:p>
      <text:p text:style-name="P1"/>
      <text:p text:style-name="P1"><text:span text:style-name="T3">Ricardo Brazileiro: </text:span>então eu acho que rola, e, assim, dum lado, <text:s/>tem um outro lado que é, tipo, o <text:soft-page-break/>convite pro, pra pessoas que tão olhando a lista, vendo a lista e dizer <text:s/><text:span text:style-name="T9">pô, em Pernambuco a gente vai pensar hoje sobre isso, quem quiser colar, col</text:span>a e num sei o quê; acho que é, tipo, tentando, pensando num, no coletivo mesmo... pode ser que tenham outras pessoas que tão interessadas também, assim, né</text:p>
      <text:p text:style-name="P1"/>
      <text:p text:style-name="P1"><text:span text:style-name="T3">Tati:</text:span> Que eu acho uma expec[tativa], uma perspectiva bem bacana que não é de dependência, no sentido de: se não houver resposta, você segue o teu caminho,</text:p>
      <text:p text:style-name="P1"/>
      <text:p text:style-name="P1"><text:span text:style-name="T3">Ricardo Brazileiro: </text:span>hamham</text:p>
      <text:p text:style-name="P1"/>
      <text:p text:style-name="P1"><text:span text:style-name="T3">Tati:</text:span> continua fazendo, mas se tiver diálogo, vai <text:s/></text:p>
      <text:p text:style-name="P1"/>
      <text:p text:style-name="P1"><text:span text:style-name="T3">Ricardo Brazileiro: </text:span>não totalmente dependente, né?</text:p>
      <text:p text:style-name="P1"/>
      <text:p text:style-name="P1"><text:span text:style-name="T3">Tati:</text:span> é, que é essa noção de </text:p>
      <text:p text:style-name="P1"/>
      <text:p text:style-name="P1"><text:span text:style-name="T3">Ricardo Brazileiro: </text:span><text:span text:style-name="T6">vai enriquecer, né ?</text:span></text:p>
      <text:p text:style-name="P1"/>
      <text:p text:style-name="P1"><text:span text:style-name="T3">Tati:</text:span> exatamente, assim. </text:p>
      <text:p text:style-name="P1"/>
      <text:p text:style-name="P1"><text:span text:style-name="T3">Ricardo Brazileiro: </text:span><text:span text:style-name="T6">Q</text:span>ue eu acho que muita gente tá assim, né, e muita gente que também nunca escreveu nada, né, <text:s/>que eu acho que deve ter esse pensamento, assim né, ou que num... fica presa pra não mandar ou porque não entende <text:s/>essa questão da... da lista mesmo, da função dela, assim.</text:p>
      <text:p text:style-name="P1"/>
      <text:p text:style-name="P1"><text:span text:style-name="T3">Tati:</text:span> hamham. Mas, por exemplo, cê acha que dá pra perceber quem é que pode ser teu... interlocutor ou teu parceiro? Porque, por exemplo, no nosso caso, a gente nunca falou diretamente de um projeto específico, </text:p>
      <text:p text:style-name="P1"/>
      <text:p text:style-name="P1"><text:span text:style-name="T3">Ricardo Brazileiro: </text:span>sobre os trabalhos </text:p>
      <text:p text:style-name="P1"/>
      <text:p text:style-name="P1"><text:span text:style-name="T3">Tati:</text:span> a gente só... eu sei que você tá ali e você sabe que eu existo, vamos dizer assim,</text:p>
      <text:p text:style-name="P1"/>
      <text:p text:style-name="P1"><text:span text:style-name="T3">Ricardo Brazileiro: </text:span>tá</text:p>
      <text:p text:style-name="P1"/>
      <text:p text:style-name="P1"><text:span text:style-name="T3">Tati:</text:span> mas a gente nunca fez, né, nada... </text:p>
      <text:p text:style-name="P1"/>
      <text:p text:style-name="P1"><text:span text:style-name="T3">Ricardo Brazileiro: </text:span>entendi</text:p>
      <text:p text:style-name="P1"/>
      <text:p text:style-name="P1"><text:span text:style-name="T3">Tati: </text:span>assim, <text:span text:style-name="T9">ah <text:s/>vamo fazer aquilo</text:span> ou assim num, num, hoje, conversando, a gente acabou percebendo que tem algumas coisas</text:p>
      <text:p text:style-name="P1"/>
      <text:p text:style-name="P1"><text:span text:style-name="T3">Ricardo Brazileiro: </text:span>que tem coisa a ver</text:p>
      <text:p text:style-name="P1"/>
      <text:p text:style-name="P1"><text:span text:style-name="T3">Tati:</text:span> que têm a ver, mas num, até então <text:s/>na lista nunca tinha rolado nenhuma conversa</text:p>
      <text:p text:style-name="P1"/>
      <text:p text:style-name="P1"><text:span text:style-name="T3">Ricardo Brazileiro: </text:span><text:span text:style-name="T6">C</text:span>om quase ninguém, assim, realmente se interessa, não assim de chegar junto mesmo, assim né, mas eu sei que... que existe uma, um feedback assim, né, existe um acesso mesmo que silencioso, pra mim, mas eu sei que as pessoas vão olhar, assim, vão</text:p>
      <text:p text:style-name="P1"/>
      <text:p text:style-name="P1"><text:span text:style-name="T3">Tati:</text:span> hamham</text:p>
      <text:p text:style-name="P1"/>
      <text:p text:style-name="P1"><text:span text:style-name="T3">Ricardo Brazileiro: </text:span><text:s text:c="2"/>prestam atenção, né, assim, tão tentando tirar algo assim de positivo nessa história, sei lá, a... <text:s/>pô o cara foi, conseguiu conectar tal coisa e fez funcionar, eu fiz tal música, eu fiz num sei o quê.</text:p>
      <text:p text:style-name="P1"/>
      <text:p text:style-name="P1"><text:span text:style-name="T3">Tati:</text:span> Mas cê acha</text:p>
      <text:p text:style-name="P1"><text:soft-page-break/></text:p>
      <text:p text:style-name="P1"><text:span text:style-name="T3">Ricardo Brazileiro: </text:span><text:span text:style-name="T6">A</text:span>cho que as pessoas são humildes, assim, vão tentar, assim, olhar e puxar <text:s/>o que há de positivo nesse trabalho com a MetaReciclagem, assim, e que isso possivelmente possa virar uma história... que possa ajudar ela em algum outro trabalho, que <text:s/>possa responder uma coisa que ela queria saber, assim, acho que funciona como um, mais como você falou mesmo, assim né, de tá querendo dialogar, assim. Eu gostaria de dialogar mais, assim, né, de, sei lá das pessoas questionarem, assim, <text:s/><text:span text:style-name="T9">pô eu quero fazer</text:span>, <text:s/>ou então... de... sei lá, criar debates; e também falta muito do meu lado de, de repente, puxar uma outra conversa, assim, né, não sei, assim, não pode culpar também as pessoas <text:s/>por não responderem... acho que tem <text:s/>essa..., mas ao mesmo tempo também eu não sei, tem outro lado que ninguém nunca sabe, né, que é a história da... do porquê eu tô mandando aquilo ali</text:p>
      <text:p text:style-name="P1"/>
      <text:p text:style-name="P1"><text:span text:style-name="T3">Tati:</text:span> [rs]</text:p>
      <text:p text:style-name="P1"/>
      <text:p text:style-name="P1"><text:span text:style-name="T3">Ricardo Brazileiro: </text:span>[rs] Assim, tem a parte de mandar por ter ligações com a MetaReciclagem, né, assim de </text:p>
      <text:p text:style-name="P1"/>
      <text:p text:style-name="P1"><text:span text:style-name="T3">Tati:</text:span> de achar que tem a ver e talvez tenha gente que</text:p>
      <text:p text:style-name="P1"/>
      <text:p text:style-name="P1"><text:span text:style-name="T3">Ricardo Brazileiro: </text:span>que tem a ver com MetaReciclagem </text:p>
      <text:p text:style-name="P1"/>
      <text:p text:style-name="P1"><text:span text:style-name="T3">Tati:</text:span> se interesse por aquilo</text:p>
      <text:p text:style-name="P1"/>
      <text:p text:style-name="P1"><text:span text:style-name="T3">Ricardo Brazileiro: </text:span><text:span text:style-name="T6">que </text:span>se interesse por aquilo e também de achar que aquilo ali possa atingir uma galera que... teja viajando também na... mesma vibe, assim</text:p>
      <text:p text:style-name="P1"/>
      <text:p text:style-name="P1"><text:span text:style-name="T3">Tati:</text:span> hamham</text:p>
      <text:p text:style-name="P1"/>
      <text:p text:style-name="P1"><text:span text:style-name="T3">Ricardo Brazileiro: </text:span>pensando naquela mesma história, assim</text:p>
      <text:p text:style-name="P1"/>
      <text:p text:style-name="P1"><text:span text:style-name="T3">Tati:</text:span> mas cê acha, por exemplo, que a lista... é... eu tô falando da lista porque a gente tá </text:p>
      <text:p text:style-name="P1"/>
      <text:p text:style-name="P1"><text:span text:style-name="T3">Ricardo Brazileiro: </text:span>hamham</text:p>
      <text:p text:style-name="P1"/>
      <text:p text:style-name="P1"><text:span text:style-name="T3">Tati:</text:span> se vendo pela lista</text:p>
      <text:p text:style-name="P1"/>
      <text:p text:style-name="P1"><text:span text:style-name="T3">Ricardo Brazileiro: </text:span>isso, é</text:p>
      <text:p text:style-name="P1"/>
      <text:p text:style-name="P1"><text:span text:style-name="T3">Tati:</text:span> mas tem o site, </text:p>
      <text:p text:style-name="P1"/>
      <text:p text:style-name="P1"><text:span text:style-name="T3">Ricardo Brazileiro: </text:span><text:span text:style-name="T6">é</text:span></text:p>
      <text:p text:style-name="P1"/>
      <text:p text:style-name="P1"><text:span text:style-name="T3">Tati: </text:span>tem outras ferramentas, </text:p>
      <text:p text:style-name="P1"/>
      <text:p text:style-name="P2">Ricardo Brazileiro: <text:span text:style-name="T6">hamham</text:span></text:p>
      <text:p text:style-name="P2"/>
      <text:p text:style-name="P1"><text:span text:style-name="T3">Tati: </text:span>outros espaços pra que <text:s/>esses encontros aconteçam. Mas você acha que... dá pra pensar em projetos coletivos ou em coisas em conjunto exclusivamente pela lista, ou pelo site, ou por esses espaços, ou você acha que os, que essa conversa, tipo, presencial, ou esse encontro que é da, do dia a dia... porque tem muita coisa que você faz que eu vi hoje, que, que não tá lá</text:p>
      <text:p text:style-name="P1"/>
      <text:p text:style-name="P1"><text:span text:style-name="T3">Ricardo Brazileiro: </text:span>sim</text:p>
      <text:p text:style-name="P1"/>
      <text:p text:style-name="P1"><text:span text:style-name="T3">Tati:</text:span> eu vejo, por exemplo, no teu blog ou mesmo nos recados que você manda, eu vejo muito essa coisa do... teu trabalho como artista que, eu diria</text:p>
      <text:p text:style-name="P1"/>
      <text:p text:style-name="P1"><text:span text:style-name="T3">Ricardo Brazileiro: </text:span>sim</text:p>
      <text:p text:style-name="P1"><text:soft-page-break/></text:p>
      <text:p text:style-name="P1"><text:span text:style-name="T3">Tati:</text:span> muito mais do que como, entre aspas, educador</text:p>
      <text:p text:style-name="P1"/>
      <text:p text:style-name="P1"><text:span text:style-name="T3">Ricardo Brazileiro: </text:span>educador</text:p>
      <text:p text:style-name="P1"/>
      <text:p text:style-name="P1"><text:span text:style-name="T3">Tati:</text:span> ou como alguém que tá pensando essas questões mais</text:p>
      <text:p text:style-name="P1"/>
      <text:p text:style-name="P1"><text:span text:style-name="T3">Ricardo Brazileiro: </text:span>trabalho funcional, assim<text:span text:style-name="T2"> </text:span></text:p>
      <text:p text:style-name="P1"/>
      <text:p text:style-name="P1"><text:span text:style-name="T3">Tati:</text:span> é... que são básicas, no sentido que estão ligadas a uma história pregressa, aí, bem... do início da MetaReciclagem</text:p>
      <text:p text:style-name="P1"/>
      <text:p text:style-name="P1"><text:span text:style-name="T3">Ricardo Brazileiro: </text:span>sim</text:p>
      <text:p text:style-name="P1"/>
      <text:p text:style-name="P1"><text:span text:style-name="T3">Tati:</text:span> eu vejo, o que eu te acompanho é muito mais nessas pesquisas </text:p>
      <text:p text:style-name="P1"/>
      <text:p text:style-name="P1"><text:span text:style-name="T3">Ricardo Brazileiro: </text:span>trabalhos</text:p>
      <text:p text:style-name="P1"/>
      <text:p text:style-name="P1"><text:span text:style-name="T3">Tati:</text:span> e no trabalho de arte,</text:p>
      <text:p text:style-name="P1"/>
      <text:p text:style-name="P1"><text:span text:style-name="T3">Ricardo Brazileiro: </text:span>experimentação, né?</text:p>
      <text:p text:style-name="P1"/>
      <text:p text:style-name="P1"><text:span text:style-name="T3">Tati:</text:span> de experimentação, do que da, do cotidiano do telecentro ou</text:p>
      <text:p text:style-name="P1"/>
      <text:p text:style-name="P1"><text:span text:style-name="T3">Ricardo Brazileiro: </text:span>sim</text:p>
      <text:p text:style-name="P1"/>
      <text:p text:style-name="P1"><text:span text:style-name="T3">Tati:</text:span> eu não tinha ideia que você </text:p>
      <text:p text:style-name="P1"/>
      <text:p text:style-name="P1"><text:span text:style-name="T3">Ricardo Brazileiro: </text:span>também tinha esse lado</text:p>
      <text:p text:style-name="P1"/>
      <text:p text:style-name="P1"><text:span text:style-name="T3">Tati:</text:span> fazia esse tipo de coisa.</text:p>
      <text:p text:style-name="P1"/>
      <text:p text:style-name="P1"><text:span text:style-name="T3">Ricardo Brazileiro: </text:span><text:span text:style-name="T6">É, </text:span>acho que, tipo, eu acho que eu encontrei nessa história de produzir... essas experimentações, assim, que... muito dessa história da... chamar artista, arte, assim, é muito complicado pra quem vem da área de exatas, assim, né</text:p>
      <text:p text:style-name="P1"/>
      <text:p text:style-name="P1"><text:span text:style-name="T3">Tati:</text:span> [rs] claro</text:p>
      <text:p text:style-name="P1"/>
      <text:p text:style-name="P1"><text:span text:style-name="T3">Ricardo Brazileiro: </text:span>mas a gente sabe que é uma história que tá acontecendo, né, assim, que é </text:p>
      <text:p text:style-name="P1"/>
      <text:p text:style-name="P1"><text:span text:style-name="T3">Tati:</text:span> mas a arte contemporânea, ela é legitimada por um contexto</text:p>
      <text:p text:style-name="P1"/>
      <text:p text:style-name="P1"><text:span text:style-name="T3">Ricardo Brazileiro: </text:span>é, sim, sim</text:p>
      <text:p text:style-name="P1"/>
      <text:p text:style-name="P1"><text:span text:style-name="T3">Tati:</text:span> né, cê sabe que não precisa de</text:p>
      <text:p text:style-name="P1"/>
      <text:p text:style-name="P1"><text:span text:style-name="T3">Ricardo Brazileiro: </text:span>não precisa ser uma... ter um trabalho, </text:p>
      <text:p text:style-name="P1"/>
      <text:p text:style-name="P1"><text:span text:style-name="T3">Tati:</text:span> não</text:p>
      <text:p text:style-name="P1"/>
      <text:p text:style-name="P1"><text:span text:style-name="T3">Ricardo Brazileiro: </text:span><text:span text:style-name="T6">estudar... </text:span>ser artista</text:p>
      <text:p text:style-name="P1"/>
      <text:p text:style-name="P1"><text:span text:style-name="T3">Tati:</text:span> não</text:p>
      <text:p text:style-name="P1"/>
      <text:p text:style-name="P1"><text:span text:style-name="T3">Ricardo Brazileiro: </text:span>ter o diploma de artista</text:p>
      <text:p text:style-name="P1"/>
      <text:p text:style-name="P1"><text:span text:style-name="T3">Tati:</text:span> [rs] não existe isso, né? </text:p>
      <text:p text:style-name="P1"><text:soft-page-break/></text:p>
      <text:p text:style-name="P1"><text:span text:style-name="T3">Ricardo Brazileiro: </text:span>[rs] <text:s/>não existe, né, então... mas assim, é... eu acho que eu encontrei um caminho, assim, eu, eu, não sei se é <text:s/>dificuldade, sei lá, das antigas, assim, de pequeno, de se expressar e de achar, encontrar esse caminho, de conectar essas coisas tão... tão duras, assim, né, sem sentimento e transformar isso em alguma coisa simbólica que possa comunicar alguma coisa, que possa falar pô é possível, num sei o quê, da gente tirar... leite de pedra, assim, né, pensar em coisas que não fazem sentido e puxar uma... uma magia, como Felipe [<text:span text:style-name="T1">nota da transcrição: </text:span>Fonseca] fala, a tecnomagia, assim, cê usar a história mágica, mesmo, assim</text:p>
      <text:p text:style-name="P1"/>
      <text:p text:style-name="P1"><text:span text:style-name="T3">Tati:</text:span> É, eu tô te falando de arte, porque assim, eu venho do campo da arte, </text:p>
      <text:p text:style-name="P1"/>
      <text:p text:style-name="P1"><text:span text:style-name="T3">Ricardo Brazileiro: </text:span>hamham</text:p>
      <text:p text:style-name="P1"/>
      <text:p text:style-name="P1"><text:span text:style-name="T3">Tati:</text:span> então, quando eu vejo tuas propostas, seja lá que nome que você quer dar,</text:p>
      <text:p text:style-name="P1"/>
      <text:p text:style-name="P1"><text:span text:style-name="T3">Ricardo Brazileiro: </text:span>tá linkado, né?</text:p>
      <text:p text:style-name="P1"/>
      <text:p text:style-name="P1"><text:span text:style-name="T3">Tati:</text:span> [rs] você quer dar pra elas, é...</text:p>
      <text:p text:style-name="P1"/>
      <text:p text:style-name="P1"><text:span text:style-name="T3">Ricardo Brazileiro: </text:span><text:span text:style-name="T6">hamham,</text:span><text:span text:style-name="T3"> </text:span>tem a ver, né?</text:p>
      <text:p text:style-name="P1"/>
      <text:p text:style-name="P1"><text:span text:style-name="T3">Tati:</text:span> [rs] eu encaro muito como propostas</text:p>
      <text:p text:style-name="P1"/>
      <text:p text:style-name="P1"><text:span text:style-name="T3">Ricardo Brazileiro: </text:span>artísticas</text:p>
      <text:p text:style-name="P1"/>
      <text:p text:style-name="P1"><text:span text:style-name="T3">Tati:</text:span> artísticas, porque eu acho que elas são, elas têm essa natureza.</text:p>
      <text:p text:style-name="P1"/>
      <text:p text:style-name="P1"><text:span text:style-name="T3">Ricardo Brazileiro: </text:span><text:span text:style-name="T6">M</text:span>as eu acho que, ah, tudo é arte, assim, se a gente for ver, né? O... a MetaReciclagem tem muito de arte, assim, né, não a arte, como... tal como falam a arte, da beleza mesmo, assim, né, da</text:p>
      <text:p text:style-name="P1"/>
      <text:p text:style-name="P1"><text:span text:style-name="T3">Tati:</text:span> hamham, da <text:s/></text:p>
      <text:p text:style-name="P1"/>
      <text:p text:style-name="P1"><text:span text:style-name="T3">Ricardo Brazileiro: </text:span>da função de... de, de... </text:p>
      <text:p text:style-name="P1"/>
      <text:p text:style-name="P1"><text:span text:style-name="T3">Tati:</text:span> agradar esteticamente</text:p>
      <text:p text:style-name="P1"/>
      <text:p text:style-name="P1"><text:span text:style-name="T3">Ricardo Brazileiro: </text:span>é, agradar esteticamente, essa história.... funciona</text:p>
      <text:p text:style-name="P1"/>
      <text:p text:style-name="P1"><text:span text:style-name="T3">Tati:</text:span> não, mas eu acho que tem isso porque arte contemporânea trabalha bastante com essa ideia de você pegar um objeto, pegar uma coisa que é super cotidiana e você ressignificar, e transformar numa outra coisa</text:p>
      <text:p text:style-name="P1"/>
      <text:p text:style-name="P1"><text:span text:style-name="T3">Ricardo Brazileiro: </text:span>hamham</text:p>
      <text:p text:style-name="P1"/>
      <text:p text:style-name="P1"><text:span text:style-name="T3">Tati:</text:span> tem um lado que é do mercado, que é dizer assim <text:span text:style-name="T9">você é artista na medida em que você vai, </text:span><text:span text:style-name="T9">expõe num salão ou que você bota num... museu, ou bota num espaço que é chamado artístico</text:span></text:p>
      <text:p text:style-name="P1"/>
      <text:p text:style-name="P1"><text:span text:style-name="T3">Ricardo Brazileiro: </text:span>hamham </text:p>
      <text:p text:style-name="P1"/>
      <text:p text:style-name="P1"><text:span text:style-name="T3">Tati:</text:span> que é oficialmente </text:p>
      <text:p text:style-name="P1"/>
      <text:p text:style-name="P1"><text:span text:style-name="T3">Ricardo Brazileiro: </text:span>espaço artístico, hamham</text:p>
      <text:p text:style-name="P1"/>
      <text:p text:style-name="P1"><text:span text:style-name="T3">Tati:</text:span> artístico, mas é... eu, pessoalmente, não acho que é isso que caracteriza um trabalho de arte.</text:p>
      <text:p text:style-name="P1"/>
      <text:p text:style-name="P1"><text:soft-page-break/><text:span text:style-name="T3">Ricardo Brazileiro: </text:span>sim, sim</text:p>
      <text:p text:style-name="P1"/>
      <text:p text:style-name="P1"><text:span text:style-name="T3">Tati:</text:span><text:span text:style-name="T6"> I</text:span>sso é uma, uma condição na contemporaneidade, mas não é isso que determina se é uma coisa</text:p>
      <text:p text:style-name="P1"/>
      <text:p text:style-name="P1"><text:span text:style-name="T3">Ricardo Brazileiro: </text:span>que legitima, né?</text:p>
      <text:p text:style-name="P1"/>
      <text:p text:style-name="P1"><text:span text:style-name="T3">Tati:</text:span> que legitima, exatamente. Eu acho que é o tipo de pesquisa, é a visualidade, é...</text:p>
      <text:p text:style-name="P1"/>
      <text:p text:style-name="P1"><text:span text:style-name="T3">Ricardo Brazileiro: </text:span>quando se aproxima, assim, eu tenho essa história, assim, de querer aproximar, pronto, assim, por exemplo, eu não sabia que, por exemplo, esse tipo de trabalho, por exemplo, depois dessa viagem pra gringa, mesmo, de ver que as pessoas tão no mesmo nível, mesmo patamar de pesquisa, assim, que o Brasil não tá longe, assim, que a gente tem essa possibilidade de construir essa... identidade mesmo de, de arte digital brasileira, assim, de produção mesmo, da MetaReciclagem, mesmo, assim, como conceito de se apropriar disso. Acho que num, num... num tem como num... a pessoa num... pô me perdi totalmente, aqui, tá vendo, tava falando do quê?</text:p>
      <text:p text:style-name="P1"/>
      <text:p text:style-name="P1"><text:span text:style-name="T3">Tati:</text:span> do, não, cê tava falando da [rs] de várias coisas, assim, [rs] tô dizendo, a gente tava</text:p>
      <text:p text:style-name="P1"/>
      <text:p text:style-name="P1"><text:span text:style-name="T3">Ricardo Brazileiro: </text:span><text:span text:style-name="T6">não, mas </text:span>a última coisa que tu falou foi o quê? Sobre a... legitimar a arte [?]</text:p>
      <text:p text:style-name="P1"/>
      <text:p text:style-name="P1"><text:span text:style-name="T3">Tati:</text:span> essa história de legitimar</text:p>
      <text:p text:style-name="P1"/>
      <text:p text:style-name="P1"><text:span text:style-name="T3">Ricardo Brazileiro: </text:span>voltou, voltou, voltou, é, lembrei agora, do lance de...</text:p>
      <text:p text:style-name="P1"/>
      <text:p text:style-name="P1"><text:span text:style-name="T3">Tati:</text:span> é a cerveja [rs]</text:p>
      <text:p text:style-name="P1"/>
      <text:p text:style-name="P1"><text:span text:style-name="T3">Ricardo Brazileiro: </text:span>é a cerveja, é. Essa é a oitava, né?</text:p>
      <text:p text:style-name="P1"/>
      <text:p text:style-name="P1">[rs]</text:p>
      <text:p text:style-name="P1"/>
      <text:p text:style-name="P1"><text:span text:style-name="T3">Ricardo Brazileiro: </text:span>tá gravado, né? </text:p>
      <text:p text:style-name="P1"/>
      <text:p text:style-name="P1"><text:span text:style-name="T3">Tati:</text:span> é [rs]</text:p>
      <text:p text:style-name="P1"/>
      <text:p text:style-name="P1"><text:span text:style-name="T3">Ricardo Brazileiro: </text:span><text:span text:style-name="T6">Acho que</text:span><text:span text:style-name="T3"> </text:span>essa história de aproximar essa construção, né do, dessa identidade de arte e tecnologia, de como é que a gente vai se aproximar mesmo dessa tecnologia, direto com a comunidade, assim, acho que a gente consegue tirar isso do... do negócio mais institucional, mais elitizado <text:s text:c="2"/></text:p>
      <text:p text:style-name="P1"/>
      <text:p text:style-name="P1"><text:span text:style-name="T3">Tati:</text:span> hamham</text:p>
      <text:p text:style-name="P1"/>
      <text:p text:style-name="P1"><text:span text:style-name="T3">Ricardo Brazileiro: </text:span>e puxar pra... pro lugar onde é a maioria, assim, que é a comunidade, é a rua mesmo</text:p>
      <text:p text:style-name="P1"/>
      <text:p text:style-name="P1"><text:span text:style-name="T3">Tati:</text:span> é por isso que eu acho que</text:p>
      <text:p text:style-name="P1"/>
      <text:p text:style-name="P1"><text:span text:style-name="T3">Ricardo Brazileiro: </text:span>e usar a tecnologia obsoleta mesmo, que não é obsoleta, que é obsoleta porque a indústria fala que é obsoleta</text:p>
      <text:p text:style-name="P1"/>
      <text:p text:style-name="P1"><text:span text:style-name="T3">Tati:</text:span> hamham, por isso que eu acho que tem uma coisa grande assim, um grau de inven i.n.v.e.n.t.i.v.i.d.a.d.e. </text:p>
      <text:p text:style-name="P1"/>
      <text:p text:style-name="P1"><text:span text:style-name="T3">Ricardo Brazileiro: </text:span>hamham</text:p>
      <text:p text:style-name="P1"/>
      <text:p text:style-name="P1"><text:span text:style-name="T3">Tati:</text:span> vamos dizer assim, de uma coisa que destaca é... por isso, porque vai na contramão, eu <text:soft-page-break/>venho de uma instituição que trabalha com... que eu vejo muito de arte e tecnologia nessa história da... que vai no mesmo caminho da indústria, que é do que é de ponta</text:p>
      <text:p text:style-name="P1"/>
      <text:p text:style-name="P1"><text:span text:style-name="T3">Ricardo Brazileiro: </text:span>sim, sim</text:p>
      <text:p text:style-name="P1"/>
      <text:p text:style-name="P1"><text:span text:style-name="T3">Tati:</text:span> do que é da pesquisa master</text:p>
      <text:p text:style-name="P1"/>
      <text:p text:style-name="P1"><text:span text:style-name="T3">Ricardo Brazileiro: </text:span>que aí vira, <text:s/>acaba virando um salão de novidades, né?</text:p>
      <text:p text:style-name="P1"/>
      <text:p text:style-name="P1"><text:span text:style-name="T3">Tati:</text:span> exatamente, eu vejo muito isso de um produto, né, igual um...</text:p>
      <text:p text:style-name="P1"/>
      <text:p text:style-name="P1"><text:span text:style-name="T3">Ricardo Brazileiro: </text:span>sim</text:p>
      <text:p text:style-name="P1"/>
      <text:p text:style-name="P1"><text:span text:style-name="T3">Tati:</text:span> que não tem diferença nenhuma de um... salão <text:s/>de automóvel [rs]</text:p>
      <text:p text:style-name="P1"/>
      <text:p text:style-name="P1"><text:span text:style-name="T3">Ricardo Brazileiro: </text:span>isso, é </text:p>
      <text:p text:style-name="P1"/>
      <text:p text:style-name="P1"><text:span text:style-name="T3">Tati:</text:span> que você fala qual é o grande lançamento</text:p>
      <text:p text:style-name="P1"/>
      <text:p text:style-name="P1"><text:span text:style-name="T3">Ricardo Brazileiro: </text:span>que as empresas vão lá e vão olhar e falar pô como o cara fez isso, é possível, então, como que eu vou transformar isso em dinheiro, eu vou transformar isso num controle remoto muito doido, né</text:p>
      <text:p text:style-name="P1"/>
      <text:p text:style-name="P1"><text:span text:style-name="T3">Tati:</text:span> exatamente. E eu acho que o teu tipo, o tipo de trabalho que você faz vai na contramão nesse sentido</text:p>
      <text:p text:style-name="P1"/>
      <text:p text:style-name="P1"><text:span text:style-name="T3">Ricardo Brazileiro: </text:span>de contramão, é </text:p>
      <text:p text:style-name="P1"/>
      <text:p text:style-name="P1"><text:span text:style-name="T3">Tati:</text:span> porque ele pega uma coisa que é do cotidiano, que é do que tá ali à mão, que tá ali... jogado fora ou que num tá ali... sem função e vira alguma coisa interessante,</text:p>
      <text:p text:style-name="P1"/>
      <text:p text:style-name="P1"><text:span text:style-name="T3">Ricardo Brazileiro: </text:span>simbólica, assim, funciona</text:p>
      <text:p text:style-name="P1"/>
      <text:p text:style-name="P1"><text:span text:style-name="T3">Tati:</text:span> que vira uma coisa bacana</text:p>
      <text:p text:style-name="P1"/>
      <text:p text:style-name="P1"><text:span text:style-name="T3">Ricardo Brazileiro: </text:span>funcional assim, não funcional pra <text:s/>dia a dia, mas que tem uma mensagem, né, procura transmitir alguma coisa</text:p>
      <text:p text:style-name="P1"/>
      <text:p text:style-name="P1"><text:span text:style-name="T3">Tati: </text:span>hamham, é , isso. E acho mais, assim, acho que você tem uma preocupação de documentar e de contar um pouco como que você chegou naquilo,</text:p>
      <text:p text:style-name="P1"><text:s text:c="3"/></text:p>
      <text:p text:style-name="P1"><text:span text:style-name="T3">Ricardo Brazileiro: </text:span>isso</text:p>
      <text:p text:style-name="P1"/>
      <text:p text:style-name="P1"><text:span text:style-name="T3">Tati:</text:span> que é uma, ahn... que eu, pessoalmente, vejo como uma qualidade porque o artista ainda vive muito dessa... </text:p>
      <text:p text:style-name="P1"/>
      <text:p text:style-name="P1"><text:span text:style-name="T3">Ricardo Brazileiro: </text:span><text:span text:style-name="T6">mistério, né?</text:span></text:p>
      <text:p text:style-name="P1"/>
      <text:p text:style-name="P1"><text:span text:style-name="T3">Tati:</text:span> ideia romântica, que é uma história de eu sou genial</text:p>
      <text:p text:style-name="P1"/>
      <text:p text:style-name="P1"><text:span text:style-name="T3">Ricardo Brazileiro: </text:span>não</text:p>
      <text:p text:style-name="P1"/>
      <text:p text:style-name="P1"><text:span text:style-name="T3">Tati:</text:span> ou de eu acredito que a criação é algo TÃO especial ou tão mágico que não tá não mão de todo mundo. Eu pessoalmente num, não escolhi ser artista </text:p>
      <text:p text:style-name="P1"/>
      <text:p text:style-name="P1"><text:span text:style-name="T3">Ricardo Brazileiro: </text:span>também por isso</text:p>
      <text:p text:style-name="P1"/>
      <text:p text:style-name="P1"><text:soft-page-break/><text:span text:style-name="T3">Tati:</text:span> por isso, porque eu não curto essa ideia de você querer ser o diferente de todo mundo. O que eu acho que a arte traz de bacana é você conseguir olhar pro mundo de um jeito que talvez não se olhe normalmente</text:p>
      <text:p text:style-name="P1"/>
      <text:p text:style-name="P1"><text:span text:style-name="T3">Ricardo Brazileiro: </text:span>normalmente</text:p>
      <text:p text:style-name="P1"/>
      <text:p text:style-name="P1"><text:span text:style-name="T3">Tati:</text:span> mas daí a você querer isolar essa, esse seu olhar como uma coisa que é exclusiva ou que não pode ser compartilhada é uma coisa, é uma ideia que eu não curto. </text:p>
      <text:p text:style-name="P1"/>
      <text:p text:style-name="P1"><text:span text:style-name="T3">Ricardo Brazileiro: </text:span>sim</text:p>
      <text:p text:style-name="P1"/>
      <text:p text:style-name="P1"><text:span text:style-name="T3">Tati:</text:span> E nesse sentido, e eu acho que o sistema da arte incentiva essa</text:p>
      <text:p text:style-name="P1"/>
      <text:p text:style-name="P1"><text:span text:style-name="T3">Ricardo Brazileiro: </text:span>esse mascaramento, né?</text:p>
      <text:p text:style-name="P1"/>
      <text:p text:style-name="P1"><text:span text:style-name="T3">Tati:</text:span> essa postura de que a... que pra ser mágico, pra ser bacana, nem tudo pode ser revelado. E nesse sentido eu acho que cê vai... no caminho inverso, que é dizer <text:span text:style-name="T9">olha</text:span></text:p>
      <text:p text:style-name="P1"/>
      <text:p text:style-name="P1"><text:span text:style-name="T3">Ricardo Brazileiro: </text:span>eu acho que tem, mas eu acho que é mais pra mostrar também que... foi mal, eu tô te atrapalhando, mas é</text:p>
      <text:p text:style-name="P1"/>
      <text:p text:style-name="P1"><text:span text:style-name="T3">Tati:</text:span> não, eu</text:p>
      <text:p text:style-name="P1"/>
      <text:p text:style-name="P1"><text:span text:style-name="T3">Ricardo Brazileiro: </text:span><text:span text:style-name="T6">de pensar essa, pô, é possível... </text:span>todo esse trabalho de arte na verdade é pra mostrar que quem são os artistas são as pessoas que tão na rua, né?</text:p>
      <text:p text:style-name="P1"/>
      <text:p text:style-name="P1"><text:span text:style-name="T3">Tati:</text:span> hamham</text:p>
      <text:p text:style-name="P1"/>
      <text:p text:style-name="P1"><text:span text:style-name="T3">Ricardo Brazileiro:</text:span><text:span text:style-name="T6"> que</text:span> o mínimo que eles fazem já é, tipo, altamente... rico assim, né?</text:p>
      <text:p text:style-name="P1"/>
      <text:p text:style-name="P1"><text:span text:style-name="T3">Tati:</text:span> hamham</text:p>
      <text:p text:style-name="P1"/>
      <text:p text:style-name="P1"><text:span text:style-name="T3">Ricardo Brazileiro: </text:span>com... com uma conversa que eles têm, uma história, assim, já tem um valor muito forte, assim, e que o mínimo que eu faço é pra mostrar que... que a gente precisa olhar pelo caminho inverso, né, e voltar pra onde tá acontecendo as coisas, assim, </text:p>
      <text:p text:style-name="P1"/>
      <text:p text:style-name="P1"><text:span text:style-name="T3">Tati:</text:span> hamham</text:p>
      <text:p text:style-name="P1"/>
      <text:p text:style-name="P1"><text:span text:style-name="T3">Ricardo Brazileiro: </text:span>que realmente tem essa riqueza mesmo, essa força, e que... por exemplo, o capital ou a indústria puxou pra essa história de... de um lado que é... mais esse salão de que quem dá mais, é quem tem mais, e quem, esse mistério que acontece, assim, acaba virando uma bolsa de valores, assim; que não tem nada a ver, as pessoas que realmente fazem a arte, assim, que tão vivendo desse lado, não vivendo da arte, mas que faz no dia a dia mesmo, né, de tá fazendo um feijão gostoso, assim</text:p>
      <text:p text:style-name="P1"/>
      <text:p text:style-name="P1"><text:span text:style-name="T3">Tati:</text:span> hamham [rs]</text:p>
      <text:p text:style-name="P1"/>
      <text:p text:style-name="P1"><text:span text:style-name="T3">Ricardo Brazileiro: </text:span>bota uma... uma charque e tal, num sei o quê, pô isso é uma arte da porra, assim né, como é que o cara consegue fazer um feijão desse, num sei o quê? Acho que tem, tem vários níveis, né, e não é valorizado isso. Aí eu acho que também faz parte, assim, desse... até do cultural mesmo, assim, né, de tá, pô, vamo voltar e usar essa tecnologia que taí parada <text:s text:c="2"/></text:p>
      <text:p text:style-name="P1"/>
      <text:p text:style-name="P1"><text:span text:style-name="T3">Tati:</text:span> É, porque na verdade o nome, o próprio nome de arte, tem a ver com isso, que é você, a capacidade de fazer bem alguma coisa, </text:p>
      <text:p text:style-name="P1"/>
      <text:p text:style-name="P1"><text:span text:style-name="T3">Ricardo Brazileiro: </text:span>sim</text:p>
      <text:p text:style-name="P1"/>
      <text:p text:style-name="P1"><text:soft-page-break/><text:span text:style-name="T3">Tati:</text:span> então é daí que vem esses, </text:p>
      <text:p text:style-name="P1"/>
      <text:p text:style-name="P1"><text:span text:style-name="T3">Ricardo Brazileiro: </text:span>fazer bem qualquer coisa, né?</text:p>
      <text:p text:style-name="P1"/>
      <text:p text:style-name="P1"><text:span text:style-name="T3">Tati:</text:span> esses conceitos de arte culinária e arte... que é diferente da ideia de arte que tá no sistema de arte, que tá no museu, ou que tá na intervenção urbana, ou que tá num salão.</text:p>
      <text:p text:style-name="P1"/>
      <text:p text:style-name="P1"><text:span text:style-name="T3">Ricardo Brazileiro: </text:span>que é visto como as pessoas que tão olhando pro futuro, sei lá, né, </text:p>
      <text:p text:style-name="P1"/>
      <text:p text:style-name="P1"><text:span text:style-name="T3">Tati: </text:span><text:span text:style-name="T6">Isso, exatamente.</text:span></text:p>
      <text:p text:style-name="P1"/>
      <text:p text:style-name="P1"><text:span text:style-name="T3">Ricardo Brazileiro: </text:span>são os futuristas, assim, né.</text:p>
      <text:p text:style-name="P1"/>
      <text:p text:style-name="P1"><text:span text:style-name="T3">Tati:</text:span> É, ou essa ideia de, eu acho que o artista tem essa capa[cidade], essa contribuição social que é de, de você, tá olhando uma coisa que é absolutamente comum, que tá todo mundo olhando esse copo ou essa garrafa desse jeito <text:s/>e aí o artista diz assim <text:span text:style-name="T9">não, pode ser de outro</text:span>, acho que esse é o papel... social.</text:p>
      <text:p text:style-name="P1"/>
      <text:p text:style-name="P1"><text:span text:style-name="T3">Ricardo Brazileiro: </text:span><text:span text:style-name="T6">A</text:span>gora veja, esse artista que olha de outro, se ele não consegue falar prum cara, o cidadão comum, que tá aqui vendo no dia a dia, que essa coisa é de outro, de uma forma mais fácil, como é que o cara vai achar que esse copo é de outro?</text:p>
      <text:p text:style-name="P1"/>
      <text:p text:style-name="P1"><text:span text:style-name="T3">Tati:</text:span> hamham</text:p>
      <text:p text:style-name="P1"/>
      <text:p text:style-name="P1"><text:span text:style-name="T3">Ricardo Brazileiro: </text:span><text:span text:style-name="T6">A</text:span>cho que tem muito disso de, dessa... como é que a gente consegue dialogar, né, falar a mesma língua nessa história toda, né?</text:p>
      <text:p text:style-name="P1"/>
      <text:p text:style-name="P1"><text:span text:style-name="T3">Tati:</text:span> E falar pra quem tá afim de... quem tá aqui, né,</text:p>
      <text:p text:style-name="P1"/>
      <text:p text:style-name="P1"><text:span text:style-name="T3">Ricardo Brazileiro: </text:span><text:span text:style-name="T6">A</text:span>o mesmo tempo eu falo</text:p>
      <text:p text:style-name="P1"/>
      <text:p text:style-name="P1"><text:span text:style-name="T3">Tati:</text:span> <text:s/>que não é o especial ou o iluminado, é falar pra quem tá afim de ouvir, pra quem tá do meu lado, pra quem tá aqui no meu convívio... imediato. </text:p>
      <text:p text:style-name="P1"/>
      <text:p text:style-name="P1"><text:span text:style-name="T3">Ricardo Brazileiro: </text:span><text:span text:style-name="T6">Sim</text:span>, mas, assim eu confesso que, vai, eu costumo... completamente, em todos os meus trabalhos, divulgar pesadamente, assim, na lista</text:p>
      <text:p text:style-name="P1"/>
      <text:p text:style-name="P1"><text:span text:style-name="T3">Tati:</text:span> hamham</text:p>
      <text:p text:style-name="P1"/>
      <text:p text:style-name="P1"><text:span text:style-name="T3">Ricardo Brazileiro: </text:span>botar no blog, porque eu sei que tem muita gente olhando, </text:p>
      <text:p text:style-name="P1"/>
      <text:p text:style-name="P1"><text:span text:style-name="T3">Tati:</text:span> Dá pra perceber.</text:p>
      <text:p text:style-name="P1"/>
      <text:p text:style-name="P1"><text:span text:style-name="T3">Ricardo Brazileiro: </text:span><text:span text:style-name="T6">e... </text:span>eu sei que tem coisa que tem um nível de aprofundamento muito</text:p>
      <text:p text:style-name="P1"/>
      <text:p text:style-name="P1"><text:span text:style-name="T3">Tati:</text:span> alto</text:p>
      <text:p text:style-name="P1"/>
      <text:p text:style-name="P1"><text:span text:style-name="T3">Ricardo Brazileiro: </text:span>muito alto, assim, mas que não é que eu queira tipo restringir o acesso, assim, é que realmente eu acho que é <text:s/>legal de, você botar de tudo, né, desde coisa mais simples até trabalho mais sofisticado, assim, de, tecnológico</text:p>
      <text:p text:style-name="P1"/>
      <text:p text:style-name="P1"><text:span text:style-name="T3">Tati:</text:span> mas é, mas eu não vejo</text:p>
      <text:p text:style-name="P1"/>
      <text:p text:style-name="P1"><text:span text:style-name="T3">Ricardo Brazileiro: </text:span>de exclusão, assim</text:p>
      <text:p text:style-name="P1"/>
      <text:p text:style-name="P1"><text:span text:style-name="T3">Tati:</text:span> como uma forma de restringir o acesso ou de dificultar o entendimento,</text:p>
      <text:p text:style-name="P1"/>
      <text:p text:style-name="P1"><text:soft-page-break/><text:span text:style-name="T3">Ricardo Brazileiro: </text:span><text:span text:style-name="T6">sim</text:span></text:p>
      <text:p text:style-name="P1"/>
      <text:p text:style-name="P1"><text:span text:style-name="T3">Tati:</text:span> a minha impressão é de alguém que tá fazendo uma pesquisa e, como toda pesquisa, é...</text:p>
      <text:p text:style-name="P1"/>
      <text:p text:style-name="P1"><text:span text:style-name="T3">Ricardo Brazileiro: </text:span>que dá pra gente </text:p>
      <text:p text:style-name="P1"/>
      <text:p text:style-name="P1"><text:span text:style-name="T3">Tati:</text:span> requer um aprofundamento</text:p>
      <text:p text:style-name="P1"/>
      <text:p text:style-name="P1"><text:span text:style-name="T3">Ricardo Brazileiro: </text:span>sim</text:p>
      <text:p text:style-name="P1"/>
      <text:p text:style-name="P1"><text:span text:style-name="T3">Tati:</text:span> e todo mundo que num tá naquele nível de aprofundamento, não significa que tá fora, mas significa que, é...</text:p>
      <text:p text:style-name="P1"/>
      <text:p text:style-name="P1"><text:span text:style-name="T3">Ricardo Brazileiro: </text:span>não pode acompanhar no máximo</text:p>
      <text:p text:style-name="P1"/>
      <text:p text:style-name="P1"><text:span text:style-name="T3">Tati:</text:span> não vai acompanhar talvez imediatamente, mas</text:p>
      <text:p text:style-name="P1"/>
      <text:p text:style-name="P1"><text:span text:style-name="T3">Ricardo Brazileiro: </text:span>se for atrás</text:p>
      <text:p text:style-name="P1"/>
      <text:p text:style-name="P1"><text:span text:style-name="T3">Tati:</text:span> na medida em que você bota lá e fala assim <text:span text:style-name="T9">ó, tô fazendo isso, tem um blog lá</text:span>, cê tem um espaço pra comentários e quem quiser dialoga com você, ou, mesmo o que tá acontecendo hoje, a gente poucas vezes se falou e <text:span text:style-name="T1">tá </text:span></text:p>
      <text:p text:style-name="P6"/>
      <text:p text:style-name="P5"><text:span text:style-name="T3">Ricardo Brazileiro: </text:span><text:span text:style-name="T6">conversando</text:span></text:p>
      <text:p text:style-name="P3"/>
      <text:p text:style-name="P1"><text:span text:style-name="T5">Tati:</text:span><text:span text:style-name="T1"> o dia inteiro conversando</text:span> junto, mesmo sem ter nada... é... </text:p>
      <text:p text:style-name="P1"/>
      <text:p text:style-name="P1"><text:span text:style-name="T3">Ricardo Brazileiro: </text:span>físico [<text:span text:style-name="T1">nota da transcrição: </text:span>presencial], né?</text:p>
      <text:p text:style-name="P1"/>
      <text:p text:style-name="P1"><text:span text:style-name="T3">Tati:</text:span> é, nada, aparentemente em comum, prévio</text:p>
      <text:p text:style-name="P1"/>
      <text:p text:style-name="P1"><text:span text:style-name="T3">Ricardo Brazileiro: </text:span>hamham</text:p>
      <text:p text:style-name="P1"/>
      <text:p text:style-name="P1"><text:span text:style-name="T3">Tati:</text:span> eu acho que é esse exercício de[s]/de disponibilidade que torna as coisas, é...</text:p>
      <text:p text:style-name="P1"/>
      <text:p text:style-name="P1"><text:span text:style-name="T3">Ricardo Brazileiro: </text:span>acontece, né?</text:p>
      <text:p text:style-name="P1"/>
      <text:p text:style-name="P1"><text:span text:style-name="T3">Tati:</text:span> possíveis, que é o que faz com que as parcerias ocorram, que é o que faz com que... eu, que não sou desse universo, de repente me sinta à vontade de falar assim: <text:span text:style-name="T9">nossa eu não entendo disso, mas talvez valha a pena ir lá conversar e saber um pouco mais</text:span> ou...</text:p>
      <text:p text:style-name="P1"/>
      <text:p text:style-name="P1"><text:span text:style-name="T3">Ricardo Brazileiro: </text:span><text:span text:style-name="T6">hamham, </text:span>não, eu entendi.</text:p>
      <text:p text:style-name="P1"/>
      <text:p text:style-name="P1"><text:span text:style-name="T3">Tati:</text:span> sabe?</text:p>
      <text:p text:style-name="P1"/>
      <text:p text:style-name="P1"><text:span text:style-name="T3">Ricardo Brazileiro: </text:span><text:span text:style-name="T6">A</text:span>gora, imagina assim, o quanto de pessoas que também gostariam de conversar mais pessoalmente, assim, sobre os trabalhos, assim; não só do meu, né, mas como também de,</text:p>
      <text:p text:style-name="P1"/>
      <text:p text:style-name="P1"><text:span text:style-name="T3">Tati:</text:span> de vários</text:p>
      <text:p text:style-name="P1"/>
      <text:p text:style-name="P1"><text:span text:style-name="T3">Ricardo Brazileiro: </text:span>por exemplo, eu queria conversar com o Guima, com o Felipe [<text:span text:style-name="T1">nota da transcrição: </text:span>Fonseca], mais próximo, assim, e eu acho que essa história da rede traz isso, assim né, de que a gente se sente em família, né?</text:p>
      <text:p text:style-name="P1"/>
      <text:p text:style-name="P1"><text:span text:style-name="T3">Tati:</text:span> hamham</text:p>
      <text:p text:style-name="P1"/>
      <text:p text:style-name="P1"><text:soft-page-break/><text:span text:style-name="T3">Ricardo Brazileiro: </text:span><text:span text:style-name="T6">De</text:span><text:span text:style-name="T3"> </text:span><text:span text:style-name="T6">que você</text:span> tá mandando uma... uma história que não é... não é só você que tá fazendo ali, né. Por exemplo, eu passo o dia produzindo alguma coisa, assim, que eu sei que não é meu, não vai ser meu aquilo né, é... é, é do bem</text:p>
      <text:p text:style-name="P1"/>
      <text:p text:style-name="P1"><text:span text:style-name="T3">Tati:</text:span> hamham</text:p>
      <text:p text:style-name="P1"/>
      <text:p text:style-name="P1"><text:span text:style-name="T3">Ricardo Brazileiro: </text:span><text:span text:style-name="T6">d</text:span>um bem comum, assim né, que... eu não tô usando nenhuma coisa mágica que só eu, que só tem na minha casa, né?</text:p>
      <text:p text:style-name="P1"/>
      <text:p text:style-name="P1"><text:span text:style-name="T3">Tati:</text:span> hamham</text:p>
      <text:p text:style-name="P1"/>
      <text:p text:style-name="P1"><text:span text:style-name="T3">Ricardo Brazileiro: </text:span><text:span text:style-name="T6">T</text:span>em na casa de todo mundo, no máximo, se não tiver, o cara tem que pegar um ônibus e ir comprar e voltar.</text:p>
      <text:p text:style-name="P1"/>
      <text:p text:style-name="P1"><text:span text:style-name="T3">Tati:</text:span> [rs]</text:p>
      <text:p text:style-name="P1"/>
      <text:p text:style-name="P1"><text:span text:style-name="T3">Ricardo Brazileiro: </text:span><text:span text:style-name="T6">E</text:span>ntão eu acho que eu tô produzindo bens comuns, assim, que todo mundo pode usar, que... se não é pra usar, não tem utilidade, pelo menos tem essa... função de... <text:s/>mostrar pô, sei lá... <text:s/>o <text:span text:style-name="T1">Brasil </text:span>ou então, as pessoas tão pensando quais as possibilidades da tecnologia, interação dela, vamo... quebrar ela, sei lá, vamo... isso aqui serve, isso aqui não serve, esse lixo eletrônico, o que é que dá pra gente aproveitar, o que que não dá, num sei o quê. </text:p>
      <text:p text:style-name="P1"/>
      <text:p text:style-name="P1"><text:span text:style-name="T3">Tati:</text:span> E, por exemplo, a Meta tem essa estrutura de esporos e conectazes, tal, </text:p>
      <text:p text:style-name="P1"/>
      <text:p text:style-name="P1"><text:span text:style-name="T3">Ricardo Brazileiro: </text:span>hamham</text:p>
      <text:p text:style-name="P1"/>
      <text:p text:style-name="P1"><text:span text:style-name="T3">Tati:</text:span> que giram em torno de espaços ou de assuntos, ou de ideias</text:p>
      <text:p text:style-name="P1"/>
      <text:p text:style-name="P1"><text:span text:style-name="T3">Ricardo Brazileiro: </text:span>espaços não físicos, né?</text:p>
      <text:p text:style-name="P1"/>
      <text:p text:style-name="P1"><text:span text:style-name="T3">Tati:</text:span> é, <text:s/>de interesses comuns, e aí como que você vê, assim, por exemplo... como que você se encaixa nessa estrutura, você acha que ela... tem a ver ou não? Ou é... uma [lista], um grupo de pessoas que conversam, cê se reconhece nessa estrutura ou não?</text:p>
      <text:p text:style-name="P1"/>
      <text:p text:style-name="P1"><text:span text:style-name="T3">Ricardo Brazileiro: </text:span><text:span text:style-name="T6">É,</text:span> eu não consegui... eu não consegui me reconhecer bem por não... usar, assim, completamente a história, assim né, mas assim, eu compreendo, assim, essa história de, pelo menos do que eu entendo, o Esporo é um espaço físico mesmo, que tem, que tá acontecendo uma conversa, né, por exemplo, sei lá... meu trabalho que num, eu não tenho um espaço físico permanente, tô em vários lugares, eu tenho um Esporo permanente das coisas que eu tô fazendo, e... mas, assim, mesmo não existindo oficialmente no banco de dados da MetaReciclagem, eu acho que acontece, assim, de alguma forma; e a história da ConecTAZ, eu acho que é uma história mais não [real], não física, assim né, </text:p>
      <text:p text:style-name="P1"/>
      <text:p text:style-name="P1"><text:span text:style-name="T3">Tati:</text:span> hamham</text:p>
      <text:p text:style-name="P1"/>
      <text:p text:style-name="P1"><text:span text:style-name="T3">Ricardo Brazileiro: </text:span>que é um grupo de pessoas que tão conversando alguma coisa, assim. Eu acho muito interessante, assim, esses dois conceitos, assim, do site, mas eu nunca uso, cheguei a usar, eu não sei se por <text:s/>falta de... não é por falta de incentivo, assim, né, que eu já vi, muita gente fala, o Felipe [<text:span text:style-name="T1">nota da transcrição: </text:span>Fonseca] fala <text:span text:style-name="T9">pô criei não sei o quê, criei não sei o quê</text:span></text:p>
      <text:p text:style-name="P1"/>
      <text:p text:style-name="P1"><text:span text:style-name="T3">Tati:</text:span> [rs]</text:p>
      <text:p text:style-name="P1"/>
      <text:p text:style-name="P1"><text:span text:style-name="T3">Ricardo Brazileiro: </text:span>mas acho que falta utilidade mesmo, né? Pronto, se aquilo ali, pronto, se uma história que eu escrevi no meu blog caísse exatamente no mesmo blog que fosse o blog da MetaReciclagem, que adicionasse tal conteúdo, assim, fosse um troço mais dinâmico, não sei se valeria a pena... não sei, assim, não funciona... entender porque eu não uso aquilo ali</text:p>
      <text:p text:style-name="P1"/>
      <text:p text:style-name="P1"><text:soft-page-break/><text:span text:style-name="T3">Tati:</text:span> [rs]</text:p>
      <text:p text:style-name="P1"/>
      <text:p text:style-name="P1"><text:span text:style-name="T3">Ricardo Brazileiro: </text:span><text:span text:style-name="T6">P</text:span>or que eu não uso o Esporo? [rs] Não sei... eu acho... não sei se é por falta de informação de que é útil, ou que não é útil, ou não funciona</text:p>
      <text:p text:style-name="P1"/>
      <text:p text:style-name="P1"><text:span text:style-name="T3">Tati:</text:span> ou que você não se sente pertencente </text:p>
      <text:p text:style-name="P1"/>
      <text:p text:style-name="P1"><text:span text:style-name="T3">Ricardo Brazileiro: </text:span>ou porque não precisa, sei lá, se eu tô mandando pra lista</text:p>
      <text:p text:style-name="P1"/>
      <text:p text:style-name="P1"><text:span text:style-name="T3">Tati:</text:span> já basta</text:p>
      <text:p text:style-name="P1"/>
      <text:p text:style-name="P1"><text:span text:style-name="T3">Ricardo Brazileiro: </text:span>já basta, não sei se... <text:s/>fica mais legal assim, se os meus trabalhos fossem documentados nos esporos, não sei, assim.</text:p>
      <text:p text:style-name="P1"/>
      <text:p text:style-name="P1"><text:span text:style-name="T3">Tati:</text:span> É, eu tô te perguntando isso porque eu vejo, por exemplo, do que eu vi hoje, ou do que você comentou de vários... dessa circulação, dessa ideia de você não tá em nenhum lugar e tá em todos ao mesmo tempo [rs]</text:p>
      <text:p text:style-name="P1"/>
      <text:p text:style-name="P1"><text:span text:style-name="T3">Ricardo Brazileiro: </text:span>hamham</text:p>
      <text:p text:style-name="P1"/>
      <text:p text:style-name="P1"><text:span text:style-name="T3">Tati:</text:span> é... eu, eu muitas vezes defendi essa ideia de que as pessoas é que..., até mesmo na estrutura física/visual do site, </text:p>
      <text:p text:style-name="P1"/>
      <text:p text:style-name="P1"><text:span text:style-name="T3">Ricardo Brazileiro: </text:span>hamham</text:p>
      <text:p text:style-name="P1"/>
      <text:p text:style-name="P1"><text:span text:style-name="T3">Tati:</text:span> eu sou meio partidária da ideia de que as pessoas vêm antes dos Esporos,</text:p>
      <text:p text:style-name="P1"/>
      <text:p text:style-name="P1"><text:span text:style-name="T3">Ricardo Brazileiro: </text:span>sim</text:p>
      <text:p text:style-name="P1"/>
      <text:p text:style-name="P1"><text:span text:style-name="T3">Tati:</text:span> e das ConecTAZes, assim, </text:p>
      <text:p text:style-name="P1"/>
      <text:p text:style-name="P1"><text:span text:style-name="T3">Ricardo Brazileiro: </text:span>as pessoas</text:p>
      <text:p text:style-name="P1"/>
      <text:p text:style-name="P1"><text:span text:style-name="T3">Tati:</text:span> em alguns momentos eu tra[go], eu... botei essa ideia na roda pra vê o que as pessoas acham porque eu acho que... às vezes essa estrutura cabe, às vezes</text:p>
      <text:p text:style-name="P1"/>
      <text:p text:style-name="P1"><text:span text:style-name="T3">Ricardo Brazileiro: </text:span>num cabe, né?</text:p>
      <text:p text:style-name="P1"/>
      <text:p text:style-name="P1"><text:span text:style-name="T3">Tati:</text:span> precisa de um tempo pra ver se as pessoas se encaixam nela ou não, ou elas podem con[viver], as pessoas podem continuar existindo autonomamente,</text:p>
      <text:p text:style-name="P1"/>
      <text:p text:style-name="P1"><text:span text:style-name="T3">Ricardo Brazileiro: </text:span>independente</text:p>
      <text:p text:style-name="P1"/>
      <text:p text:style-name="P1"><text:span text:style-name="T3">Tati:</text:span> tarem, é, <text:s/>agrupadas,</text:p>
      <text:p text:style-name="P1"/>
      <text:p text:style-name="P1"><text:span text:style-name="T3">Ricardo Brazileiro: </text:span>pode botá “Pessoas”, “Esporos” e ConecTAZes”, né?</text:p>
      <text:p text:style-name="P1"/>
      <text:p text:style-name="P1"><text:span text:style-name="T3">Tati:</text:span> [rs] é, eu</text:p>
      <text:p text:style-name="P1"/>
      <text:p text:style-name="P1"><text:span text:style-name="T3">Ricardo Brazileiro: </text:span><text:span text:style-name="T7">[?]</text:span></text:p>
      <text:p text:style-name="P1"/>
      <text:p text:style-name="P1"><text:span text:style-name="T3">Tati:</text:span> sou a favor dessa...</text:p>
      <text:p text:style-name="P1"/>
      <text:p text:style-name="P1"><text:span text:style-name="T3">Ricardo Brazileiro: </text:span><text:span text:style-name="T6">são </text:span>as pessoas sozinhas, não sozinhas, assim né, mas que têm </text:p>
      <text:p text:style-name="P1"/>
      <text:p text:style-name="P1"><text:span text:style-name="T3">Tati:</text:span> que tão aí, né?</text:p>
      <text:p text:style-name="P1"/>
      <text:p text:style-name="P1"><text:soft-page-break/><text:span text:style-name="T3">Ricardo Brazileiro: </text:span>um trabalho individual, mas que é coletivo, né?</text:p>
      <text:p text:style-name="P1"/>
      <text:p text:style-name="P1"><text:span text:style-name="T3">Tati:</text:span> hamham</text:p>
      <text:p text:style-name="P1"/>
      <text:p text:style-name="P1"><text:span text:style-name="T3">Ricardo Brazileiro: </text:span><text:s/>É, eu acho que tem que pensar bem nisso aí, assim, porque... às vezes, às vezes a gente impõe uma...</text:p>
      <text:p text:style-name="P1"/>
      <text:p text:style-name="P1"><text:span text:style-name="T3">Tati:</text:span> lógica</text:p>
      <text:p text:style-name="P1"/>
      <text:p text:style-name="P1"><text:span text:style-name="T3">Ricardo Brazileiro: </text:span>uns “pré-conceitos”, assim né, uns conceitos que a gente num sabe se realmente </text:p>
      <text:p text:style-name="P1"/>
      <text:p text:style-name="P1"><text:span text:style-name="T3">Tati:</text:span> cabem</text:p>
      <text:p text:style-name="P1"/>
      <text:p text:style-name="P1"><text:span text:style-name="T3">Ricardo Brazileiro: </text:span>se identifica, né? Ou cabem mesmo pra... pras, pras ideias, assim né. Mas apesar de que, acho muito massa, assim né. Eu não sei esse nome “Esporo”, não sei de onde vem, mas </text:p>
      <text:p text:style-name="P1"/>
      <text:p text:style-name="P1"><text:span text:style-name="T3">Tati:</text:span> [rs]</text:p>
      <text:p text:style-name="P1"/>
      <text:p text:style-name="P1"><text:span text:style-name="T3">Ricardo Brazileiro: </text:span>acaba... a gente precisa, a gente tem, né, não é que a gente precisa, a gente tem espaços físicos, assim, de MetaReciclagem, mesmo a pessoa que acom[panha?], sei lá, pega... conserta rádio e... vai vender roleta de canga na praia, não sabe nem o que é MetaReciclagem, mas ela tem na casa dela <text:s/>um Esporo de MetaReciclagem, assim. Talvez nem precise nem saber que é o nome de MetaReciclagem, né? Acho que a gente sabe que... aproveitar a dinâmica que o brasileiro tem mesmo de fazer as coisas, assim. Agora, se focar nessa história de “é um espaço de MetaReciclagem”, <text:s/>tem milhares, assim né, que a gente num sabe...</text:p>
      <text:p text:style-name="P1"/>
      <text:p text:style-name="P1"><text:span text:style-name="T3">Tati:</text:span> Mas, os seus trabalhos, cê faz onde? Na tua casa?</text:p>
      <text:p text:style-name="P1"/>
      <text:p text:style-name="P1"><text:span text:style-name="T3">Ricardo Brazileiro: </text:span><text:span text:style-name="T6">B</text:span>oa parte num, em casa, boa parte na rua, assim... rua que eu falo é encontro, né, vou me encontrar com tais e tais<text:span text:style-name="T1"> pessoas ou então vou no Ponto de Cultura tal , vou fazer uma intervenção, sei lá, vou pensar em tal coisa, </text:span>aí levo um bocado de coisa, aí vou tentando construir junto, mas... boa parte tá em casa mesmo, assim, e de.... pesquisa, que você manda pra ver se consegue pagar uma... a conta de luz e aprova, o cara vai e faz, e num sei o quê. Acho que mistura um pouco, assim, num tem um lugar físico, assim, por mais que eu achava do caralho, assim, ter um lugar físico que pudesse receber gente <text:s/>pra fazer junto, assim...</text:p>
      <text:p text:style-name="P1"/>
      <text:p text:style-name="P1"><text:span text:style-name="T3">Tati:</text:span> E tem mais gente que cê encontra aqui em Pernambuco que...?</text:p>
      <text:p text:style-name="P1"/>
      <text:p text:style-name="P1"><text:span text:style-name="T3">Ricardo Brazileiro: </text:span>Pernambuco tem duas pessoas muito fortes, assim, nessa... na pesquisa, assim, Jarbas e Jeráman, assim, são dois caras assim que...</text:p>
      <text:p text:style-name="P1"/>
      <text:p text:style-name="P1"><text:span text:style-name="T3">Tati:</text:span> Tão na lista ou não?</text:p>
      <text:p text:style-name="P1"/>
      <text:p text:style-name="P1"><text:span text:style-name="T3">Ricardo Brazileiro: </text:span><text:span text:style-name="T6">N</text:span>ão, acho que não tão na lista, assim. Mas, assim, não exatamente como MetaReciclagem, assim, né, mas eu acredito também como um trabalho de MetaReciclagem, assim, <text:s/>que é um trabalho de... são cientistas mesmo, da computação e tão vivendo desse lado simbólico mesmo de produzir coisas e... buscar um... lado mais, não artístico, assim, mas mais... mais... que é possível fazer</text:p>
      <text:p text:style-name="P1"/>
      <text:p text:style-name="P1"><text:span text:style-name="T3">Tati:</text:span> menos utilitário</text:p>
      <text:p text:style-name="P1"/>
      <text:p text:style-name="P1"><text:span text:style-name="T3">Ricardo Brazileiro: </text:span>é, menos utilitário, da máquina, assim né. Sei lá, o cara deixou de ser um engenheiro, <text:s/>de gerente de software pra tá desenvolvendo <text:s/>coisa de, com vídeo, sei lá pensando uma porrada de possibilidade, de possibilidades<text:span text:style-name="T1">. E </text:span>o outro já é... trabalha com visão <text:soft-page-break/>computacional, também <text:s/>assim, um trabalho bem... complexo, assim, mas que tá sempre liberando o código, tá sempre fazendo coisas, assim. Acho que acaba... a MetaReciclagem também acaba trazendo bons exemplos, assim né, pra... pra outras pessoas, assim né, que é possível, é legal cê desenvolver coisas e que essas coisas sejam um bem comum, assim né. <text:span text:style-name="T9">Ah, isso aqui é minha obra, só eu faço</text:span>. <text:span text:style-name="T9">Hahaha você não consegue entender</text:span><text:span text:style-name="T13">, num sei o quê, </text:span><text:span text:style-name="T9">você não entendeu</text:span><text:span text:style-name="T13">, num sei o quê</text:span>. Acho que tem que acabar com isso. Mas também... faz parte do amadurecimento, né, não sei pra onde a gente vai daqui a dois anos</text:p>
      <text:p text:style-name="P1"/>
      <text:p text:style-name="P1"><text:span text:style-name="T3">Tati:</text:span> [rs]</text:p>
      <text:p text:style-name="P1"/>
      <text:p text:style-name="P1"><text:span text:style-name="T3">Ricardo Brazileiro: </text:span><text:span text:style-name="T6">E, </text:span>olha, não é dez, não, é dois. As coisas acontecem muito rápido, né?</text:p>
      <text:p text:style-name="P1"/>
      <text:p text:style-name="P1"><text:span text:style-name="T3">Tati:</text:span> [rs] Cê tá desde quando no Meta?</text:p>
      <text:p text:style-name="P1"/>
      <text:p text:style-name="P1"><text:span text:style-name="T3">Ricardo Brazileiro: </text:span><text:span text:style-name="T6">E</text:span>u não sei se na lista 2008, assim, </text:p>
      <text:p text:style-name="P1"/>
      <text:p text:style-name="P1"><text:span text:style-name="T3">Tati:</text:span> Ah, acho que é o mesmo tempo que eu, </text:p>
      <text:p text:style-name="P1"/>
      <text:p text:style-name="P1"><text:span text:style-name="T3">Ricardo Brazileiro: </text:span><text:span text:style-name="T6">O</text:span>u antes, eu não sei, não tenho certeza.</text:p>
      <text:p text:style-name="P1"/>
      <text:p text:style-name="P1"><text:span text:style-name="T3">Tati:</text:span> ainda, a gente tá em 2010...</text:p>
      <text:p text:style-name="P1"/>
      <text:p text:style-name="P1"><text:span text:style-name="T3">Ricardo Brazileiro: </text:span><text:span text:style-name="T6">É. </text:span>Não, assim, eu tô... 2007</text:p>
      <text:p text:style-name="P1"/>
      <text:p text:style-name="P1"><text:span text:style-name="T3">Tati:</text:span> Acho que cê tá há mais</text:p>
      <text:p text:style-name="P1"/>
      <text:p text:style-name="P1"><text:span text:style-name="T3">Ricardo Brazileiro: </text:span>acho que, <text:s/>é 2007, é,</text:p>
      <text:p text:style-name="P1"/>
      <text:p text:style-name="P1"><text:span text:style-name="T3">Tati:</text:span> mais tempo</text:p>
      <text:p text:style-name="P1"/>
      <text:p text:style-name="P1"><text:span text:style-name="T3">Ricardo Brazileiro: </text:span>é, não tenho certeza, eu acho que é 2007, 2008, começo de 2008 ou em 2007. Mas aí, o acesso foi através do Estúdio Livre, né. Mas vê que tinha sempre essa... comunicação entre, entre coletivos. Depois eu vi que é todo mundo a mesma galera</text:p>
      <text:p text:style-name="P1"/>
      <text:p text:style-name="P1"><text:span text:style-name="T3">Tati:</text:span> [rs]</text:p>
      <text:p text:style-name="P1"/>
      <text:p text:style-name="P1"><text:span text:style-name="T3">Ricardo Brazileiro: </text:span>não é... facções, nem nada, é... acho que é todo, é todo mundo nóis, assim, não tem ninguém diferente, assim. São as pessoas que tão num caminho <text:span text:style-name="T1">realmente </text:span>positivo, assim, <text:s/>no mesmo caminho, né? Tenta... é coligado, né? Todo mundo tá... pensando numa, num bem comum, assim né. Apesar dos pesares, todo mundo... seguindo, assim né.</text:p>
      <text:p text:style-name="P1"/>
      <text:p text:style-name="P1"><text:span text:style-name="T3">Tati:</text:span> O ano pa[ssado], na verdade a primeira vez que a gente se viu, porque a gente mal conversou foi na Campus Party.</text:p>
      <text:p text:style-name="P1"/>
      <text:p text:style-name="P1"><text:span text:style-name="T3">Ricardo Brazileiro:</text:span><text:span text:style-name="T6"> Cê ta</text:span>va trabalhando lá, né, ou não?</text:p>
      <text:p text:style-name="P1"/>
      <text:p text:style-name="P1"><text:span text:style-name="T3">Tati:</text:span> Eu tava...</text:p>
      <text:p text:style-name="P1"/>
      <text:p text:style-name="P1"><text:span text:style-name="T3">Ricardo Brazileiro: </text:span>No Meta mesmo, né?</text:p>
      <text:p text:style-name="P1"/>
      <text:p text:style-name="P1"><text:span text:style-name="T3">Tati:</text:span> É, tava lá... Cê foi pro Encontrão, cê foi por quê? Pra Campus Party, que eu não lembro, assim? </text:p>
      <text:p text:style-name="P1"/>
      <text:p text:style-name="P1"><text:span text:style-name="T3">Ricardo Brazileiro: </text:span><text:span text:style-name="T6">Ah...</text:span></text:p>
      <text:p text:style-name="P1"/>
      <text:p text:style-name="P1"><text:span text:style-name="T3">Tati:</text:span> [N]o ano passado, em 2009?</text:p>
      <text:p text:style-name="P1"/>
      <text:p text:style-name="P1"><text:soft-page-break/><text:span text:style-name="T3">Ricardo Brazileiro: </text:span><text:span text:style-name="T6">Em</text:span> 2009? Ah, essas listas que tem, que o cara tá inscrito, que eu fiz parte da Cultura Digital em 2007, né, região Nordeste e tal, num sei o quê, aí eu faço parte do GT de Cultura Digital, <text:span text:style-name="T6">a</text:span>pesar de não ter tanta, </text:p>
      <text:p text:style-name="P1"/>
      <text:p text:style-name="P1"><text:span text:style-name="T3">Tati:</text:span> Ah, tá.</text:p>
      <text:p text:style-name="P1"/>
      <text:p text:style-name="P1"><text:span text:style-name="T3">Ricardo Brazileiro: </text:span>assim, eu sei que... as pessoas que tão na, no GT são as pessoas da MetaReciclagem, <text:s/>são pessoas do Estúdio Livre, não falo diretamente pro GT, falo pra MetaReciclagem, falo pras outras listas, assim, e acabei indo pelo GT, assim, veio uma passagem e...</text:p>
      <text:p text:style-name="P1"/>
      <text:p text:style-name="P1"><text:span text:style-name="T3">Tati:</text:span> Foi... É que cê tava lá no Encontro, né?</text:p>
      <text:p text:style-name="P1"/>
      <text:p text:style-name="P1"><text:span text:style-name="T3">Ricardo Brazileiro: </text:span>É, mas eu fui pra ir pro Encontro, né, mas sei lá, a passagem veio do GT assim, <text:s/></text:p>
      <text:p text:style-name="P1"/>
      <text:p text:style-name="P1"><text:span text:style-name="T3">Tati:</text:span> Tá.</text:p>
      <text:p text:style-name="P1"/>
      <text:p text:style-name="P1"><text:span text:style-name="T3">Ricardo Brazileiro: </text:span><text:span text:style-name="T6">P</text:span>articipei do GT também, de Cultura Digital, mas eu acho que tem isso, assim, né, num...eu num gosto de separar, assim, feito o que aconteceu na Teia mesmo: <text:span text:style-name="T9">ah, Tuxaua é um grupo de Tuxaua</text:span>, <text:span text:style-name="T10">pensando lá,</text:span><text:span text:style-name="T9"> o GT de Cultura Digital, um grupo num sei o quê</text:span>, <text:span text:style-name="T9">ah, a MetaReciclagem reúne aqui</text:span>. No final tá todo mundo tomando a mesma cerveja, tá todo mundo...</text:p>
      <text:p text:style-name="P1"/>
      <text:p text:style-name="P1"><text:span text:style-name="T3">Tati:</text:span> [rs]</text:p>
      <text:p text:style-name="P1"/>
      <text:p text:style-name="P1"><text:span text:style-name="T3">Ricardo Brazileiro: </text:span>tomando o mesmo whisky, tá... o mesmo caldinho. Eu acho que num... Pra quê, né? Separar assim?</text:p>
      <text:p text:style-name="P1"/>
      <text:p text:style-name="P1"><text:span text:style-name="T3">Tati:</text:span> hamham</text:p>
      <text:p text:style-name="P1"/>
      <text:p text:style-name="P1"><text:span text:style-name="T3">Ricardo Brazileiro: </text:span><text:s/>Não sei <text:span text:style-name="T1">pra que a gente </text:span>separar assim,... Eu sei que dinamiza mais, fica mais fácil. Mas eu acho que é... todo <text:s/>mundo no mesmo barco, né? <text:s/>Sei lá... Separação é meio complicada, assim. Eu acabei indo</text:p>
      <text:p text:style-name="P1"/>
      <text:p text:style-name="P1"><text:span text:style-name="T3">Tati:</text:span> E cê curtiu ir lá pro...? <text:s/></text:p>
      <text:p text:style-name="P1"/>
      <text:p text:style-name="P1"><text:span text:style-name="T3">Ricardo Brazileiro: </text:span><text:span text:style-name="T6">G</text:span>ostei, pra saber, conhecer fisicamente as pessoas é importante, né, assim, né? Eu acho que tem... a gente consegue... até ter uma relação bem mais próxima, cria mais coragem também pra fazer outras coisas, assim, ver que as pessoas são físicas, né, assim. Eu acho importante essa... pô você existe mesmo, num sei o quê, <text:span text:style-name="T1">não é só </text:span>um avatar e tal,</text:p>
      <text:p text:style-name="P1"/>
      <text:p text:style-name="P1"><text:span text:style-name="T3">Tati:</text:span> [rs]</text:p>
      <text:p text:style-name="P1"/>
      <text:p text:style-name="P1"><text:span text:style-name="T3">Ricardo Brazileiro: </text:span><text:span text:style-name="T6">As pessoas tão ali,</text:span> e aí esses encontros são massa pra isso, né, assim e até pra gente dá um ganho, né, nos trabalhos assim, pra onde a gente tá indo, o que que a gente quer fazer e tal. Acho que nunca, nunca deve deixar de existir essa história de encontro. <text:s text:c="2"/></text:p>
      <text:p text:style-name="P1"/>
      <text:p text:style-name="P1"><text:span text:style-name="T3">Tati:</text:span> E lá, tipo, cê articulou coisas, lá, assim, bacanas, assim, ou como é que foi?</text:p>
      <text:p text:style-name="P1"/>
      <text:p text:style-name="P1"><text:span text:style-name="T3">Ricardo Brazileiro: </text:span><text:span text:style-name="T6">N</text:span>ão, eu acho que... Não, eu tava numa fase meio de fritar ainda, assim, tava fritando em uns negócios, assim, tinha acabado de descobrir essa história do Kernel panic, tava, sei lá, tava meio perdido, assim, dentro de mim mesmo, assim, produzindo as coisas</text:p>
      <text:p text:style-name="P1"/>
      <text:p text:style-name="P1"><text:span text:style-name="T3">Tati:</text:span> Cê tava lá!</text:p>
      <text:p text:style-name="P1"/>
      <text:p text:style-name="P1"><text:span text:style-name="T3">Ricardo Brazileiro: </text:span><text:span text:style-name="T6">É... </text:span>eu conversei pouco. Eu sempre converso pouco, assim, não falo muito, assim, mas...</text:p>
      <text:p text:style-name="P1"><text:soft-page-break/></text:p>
      <text:p text:style-name="P1"><text:span text:style-name="T3">Tati:</text:span> [rs] não hoje...</text:p>
      <text:p text:style-name="P1"/>
      <text:p text:style-name="P1"><text:span text:style-name="T3">Ricardo Brazileiro: </text:span><text:span text:style-name="T6">Não</text:span><text:span text:style-name="T3"> </text:span>hoje, hoje eu tô falando demais, né?</text:p>
      <text:p text:style-name="P1"/>
      <text:p text:style-name="P1"><text:span text:style-name="T3">Tati:</text:span> [rs] Não, tá falando <text:span text:style-name="T1">o que basta</text:span></text:p>
      <text:p text:style-name="P1"/>
      <text:p text:style-name="P1"><text:span text:style-name="T3">Ricardo Brazileiro: </text:span>[rs] Mas eu acho que tem... não é por causa da cerveja, não!</text:p>
      <text:p text:style-name="P1"/>
      <text:p text:style-name="P1"><text:span text:style-name="T3">Tati: </text:span><text:span text:style-name="T6">Não</text:span> [rs]</text:p>
      <text:p text:style-name="P1"/>
      <text:p text:style-name="P1"><text:span text:style-name="T3">Ricardo Brazileiro: </text:span><text:span text:style-name="T6">M</text:span>as, por exemplo, tava num momento que eu tava meio fritando, assim, né, meio, amadurecendo, mesmo, as coisas que eu tava fazendo, descobrindo coisas novas, assim. E eu acho que eu consigo através daquilo ali, daquele exercício, responder umas perguntas que eu não conseguiria, assim, perguntando</text:p>
      <text:p text:style-name="P1"/>
      <text:p text:style-name="P1"><text:span text:style-name="T3">Tati:</text:span> sozinho</text:p>
      <text:p text:style-name="P1"/>
      <text:p text:style-name="P1"><text:span text:style-name="T3">Ricardo Brazileiro: </text:span>ou então perguntando mesmo, né, não sei, meio nerdice misturado com [rs]</text:p>
      <text:p text:style-name="P1"/>
      <text:p text:style-name="P1"><text:span text:style-name="T3">Tati:</text:span> [rs]</text:p>
      <text:p text:style-name="P1"/>
      <text:p text:style-name="P1"><text:span text:style-name="T3">Ricardo Brazileiro: </text:span><text:span text:style-name="T6">[rs] com a </text:span>falta de capacidade de conversar pessoalmente, assim. Nerdice no sentido de... de... de achar que aquilo ali pode ter um caminho massa e ir simbora, né, mas o problema é que você quando vai simbora na computação você não sabe pra onde tá indo, né? É meio escuro, assim, você vai e às vezes num... tem fim, às vezes não tem. <text:s/></text:p>
      <text:p text:style-name="P1"/>
      <text:p text:style-name="P1"><text:span text:style-name="T3">Tati:</text:span> Ah, mas...</text:p>
      <text:p text:style-name="P1"/>
      <text:p text:style-name="P1"><text:span text:style-name="T3">Ricardo Brazileiro: </text:span><text:span text:style-name="T14">A</text:span>ssim, nada que seja mal, assim... mas eu tava nesse momento, assim. Mas eu achei muito massa de ter, por exemplo, o Orlando, mesmo, um cara que é daqui,</text:p>
      <text:p text:style-name="P1"/>
      <text:p text:style-name="P1"><text:span text:style-name="T3">Tati:</text:span> pertinho daqui </text:p>
      <text:p text:style-name="P1"/>
      <text:p text:style-name="P1"><text:span text:style-name="T3">Ricardo Brazileiro: </text:span>praticamente local, assim, que eu não conhecia, achei massa ter conhecido ele, de ver que tem outro... outras galeras pensando em outras coisas, assim, em outros níveis, né, de apropriação da MetaReciclagem, né... de ter conhecido o Felipe [<text:span text:style-name="T1">nota da transcrição: </text:span>Fonseca], assim, pessoalmente, que eu não conhecia, assim, achei … foi massa, assim, porra, um cara positivo pra caralho que tem... tem tudo a ver com a história, assim né, de você ver que num tá numa roubada, assim [rs]</text:p>
      <text:p text:style-name="P1"/>
      <text:p text:style-name="P1"><text:span text:style-name="T3">Tati:</text:span> hamham [rs]</text:p>
      <text:p text:style-name="P1"/>
      <text:p text:style-name="P1"><text:span text:style-name="T3">Ricardo Brazileiro: </text:span>mas não que [tosse], não que eu, que a pessoa foi com essa intenção: <text:span text:style-name="T9">pô to numa roubada</text:span>, </text:p>
      <text:p text:style-name="P1"/>
      <text:p text:style-name="P1"><text:span text:style-name="T3">Tati:</text:span> Claro!</text:p>
      <text:p text:style-name="P1"/>
      <text:p text:style-name="P1"><text:span text:style-name="T3">Ricardo Brazileiro: </text:span>assim, já sabe que a rede tá consolidada, né? Mas você vê que tem, tem <text:s/>o <text:s/>pessoal realmente tá de cabeça, com a história, assim. <text:span text:style-name="T1">O pessoal tá</text:span> pensando, assim, tem... tem muito pra dar ainda assim, né, pra contribuir com a história, assim.</text:p>
      <text:p text:style-name="P1"/>
      <text:p text:style-name="P1"><text:span text:style-name="T3">Tati:</text:span> hamham</text:p>
      <text:p text:style-name="P1"/>
      <text:p text:style-name="P1"><text:span text:style-name="T3">Ricardo Brazileiro: </text:span><text:span text:style-name="T6">Ah</text:span> e por aí vai, não sei, tanta coisa que aconteceu lá...</text:p>
      <text:p text:style-name="P1"/>
      <text:p text:style-name="P1"><text:span text:style-name="T3">Tati:</text:span> [rs]</text:p>
      <text:p text:style-name="P1"><text:soft-page-break/></text:p>
      <text:p text:style-name="P1"><text:span text:style-name="T3">Ricardo Brazileiro: </text:span><text:span text:style-name="T6">S</text:span>ei lá, aquela a história do bar mesmo foi legal pra caralho... </text:p>
      <text:p text:style-name="P1"/>
      <text:p text:style-name="P1"><text:span text:style-name="T3">Tati:</text:span> [rs]</text:p>
      <text:p text:style-name="P1"/>
      <text:p text:style-name="P1"><text:span text:style-name="T3">Ricardo Brazileiro: </text:span><text:span text:style-name="T6">A</text:span>cho que </text:p>
      <text:p text:style-name="P1"/>
      <text:p text:style-name="P1"><text:span text:style-name="T4">Tati/</text:span><text:span text:style-name="T3">Ricardo Brazileiro: </text:span><text:s/>Aproximou</text:p>
      <text:p text:style-name="P1"/>
      <text:p text:style-name="P1"><text:span text:style-name="T3">Ricardo Brazileiro: </text:span>a galera, assim, tava frio, todo mundo começou pegar as roupas, ter conversas paralelas, que é interessante também, mas a gente consegue se aproximar, conversar, às vezes se fica muito formal, assim, não consegue se expressar, aí você toma umas e vai: <text:span text:style-name="T9">não, agora, não sei o quê</text:span>, <text:s/>então você vai conversa com um, uma pessoa chega mais perto, fica com vergonha lá, num sei o quê e tal. Acho que eu conheci muita gente assim nessa... <text:s/>nesses intervalos, assim, foi muito bom, sei lá. Mas eu fui mais na humilde, assim, não levei nenhum trabalho, <text:s/>assim, <text:span text:style-name="T9">ah, vou apresentar esse aqui </text:span></text:p>
      <text:p text:style-name="P1"/>
      <text:p text:style-name="P1"><text:span text:style-name="T3">Tati:</text:span> tava de boa pensando que que vai rolar, </text:p>
      <text:p text:style-name="P1"/>
      <text:p text:style-name="P1"><text:span text:style-name="T3">Ricardo Brazileiro: </text:span>o que que vai rolar, é. Fritando um pouco nesse trabalho que eu tava pesquisando, assim, mais nessa, de boa, sem querendo relacionar muito pra ver qual era . Apesar de que eu não sabia dessa dimensão toda, não, meu trabalho com a rede MetaReciclagem, assim, de ter realmente uma galera que tá pensando, assim, nesse trabalho, querendo que isso acontecesse, né, se tiver acontecendo, tá massa, tô feliz. Mas acho que tá... tamo no caminho, né? Não sei...</text:p>
      <text:p text:style-name="P10">Parte 02</text:p>
      <text:p text:style-name="P1">(duração do áudio: 07min07seg)</text:p>
      <text:p text:style-name="P1"/>
      <text:p text:style-name="P1"><text:span text:style-name="T3">Ricardo Brazileiro:</text:span><text:span text:style-name="T6"> Olha</text:span> lá, hein, pra onde vai esse... esse áudio [rs]</text:p>
      <text:p text:style-name="P1"/>
      <text:p text:style-name="P1"><text:span text:style-name="T3">Tati:</text:span> Não, pode deixar que eu não vou fazer nada que</text:p>
      <text:p text:style-name="P1"/>
      <text:p text:style-name="P1"><text:span text:style-name="T3">Ricardo Brazileiro: </text:span><text:span text:style-name="T14">Di</text:span>reito Autoral!</text:p>
      <text:p text:style-name="P1"/>
      <text:p text:style-name="P1"><text:span text:style-name="T3">Tati:</text:span> [rs]</text:p>
      <text:p text:style-name="P1"><text:s/></text:p>
      <text:p text:style-name="P1"><text:span text:style-name="T3">Ricardo Brazileiro: </text:span><text:span text:style-name="T6">N</text:span>ão, pode ficar à vontade. Se for pra Rede Globo eu quero uma [rs], <text:s/>eu quero um dinheiro, <text:span text:style-name="T19">tenho que pagar a conta de luz </text:span></text:p>
      <text:p text:style-name="P1"/>
      <text:p text:style-name="P1"><text:span text:style-name="T3">Tati:</text:span>[rs] Pode ficar tranquilo</text:p>
      <text:p text:style-name="P1"/>
      <text:p text:style-name="P1"><text:span text:style-name="T3">Ricardo Brazileiro: </text:span><text:span text:style-name="T6">Tô</text:span> brincando, não, mas assim, tem, cê me perguntou o quê, mesmo?</text:p>
      <text:p text:style-name="P1"/>
      <text:p text:style-name="P1"><text:span text:style-name="T3">Tati:</text:span> Não, a gente, eu tô falando dos editais,</text:p>
      <text:p text:style-name="P1"/>
      <text:p text:style-name="P1"><text:span text:style-name="T3">Ricardo Brazileiro: </text:span>dos editais, sim... pô. Acho que</text:p>
      <text:p text:style-name="P1"/>
      <text:p text:style-name="P1"><text:span text:style-name="T3">Tati:</text:span> que eu acabei de descobrir que cês tão em</text:p>
      <text:p text:style-name="P1"/>
      <text:p text:style-name="P1"><text:span text:style-name="T3">Ricardo Brazileiro: </text:span>em uma porrada, né?</text:p>
      <text:p text:style-name="P1"/>
      <text:p text:style-name="P1"><text:span text:style-name="T3">Tati:</text:span> é, que eu num, e assim que eu acho... porque essa parte dos editais, assim... essa conversa também tem um pouco a ver com essa ideia da ConecTAZ Metarecursos que é entender um pouco como é que as pessoas viabilizam suas ações</text:p>
      <text:p text:style-name="P1"/>
      <text:p text:style-name="P1"><text:span text:style-name="T3">Ricardo Brazileiro: </text:span>sim</text:p>
      <text:p text:style-name="P1"/>
      <text:p text:style-name="P1"><text:span text:style-name="T3">Tati:</text:span> e eu vejo que muita gente participa dos editais, vê como uma... um meio pra conseguir as coisas mas num... num é não abre o código, mas assim, não tá ainda entendendo que aquilo ali é um jeito de construir o discurso, </text:p>
      <text:p text:style-name="P1"/>
      <text:p text:style-name="P1"><text:span text:style-name="T3">Ricardo Brazileiro: </text:span>coletivo, né, compartilhar</text:p>
      <text:p text:style-name="P1"/>
      <text:p text:style-name="P1"><text:span text:style-name="T3">Tati:</text:span> uma oportunidade de pensar sobre o que tá sendo feito, é mais uma coisa assim, <text:span text:style-name="T9">nossa, vamo resolver logo isso pra conseguir uma grana</text:span></text:p>
      <text:p text:style-name="P1"/>
      <text:p text:style-name="P1"><text:span text:style-name="T3">Ricardo Brazileiro: </text:span>hamham. </text:p>
      <text:p text:style-name="P1"/>
      <text:p text:style-name="P1"><text:span text:style-name="T3">Tati:</text:span> Não sei, eu percebo ainda muitos</text:p>
      <text:p text:style-name="P1"/>
      <text:p text:style-name="P1"><text:span text:style-name="T3">Ricardo Brazileiro: </text:span><text:span text:style-name="T6">É</text:span>, acho que tem vários níveis, assim, né, pros editais, assim, mas eu acho que assim, pelo menos os editais que eu participei, eu acho que teve um, é... as pessoas, teve um... muito foco assim, né, de pensar realmente numa continuidade de um trabalho que já vem acontecendo, né? E não de que, sem esse edital, vai deixar de acontecer</text:p>
      <text:p text:style-name="P1"/>
      <text:p text:style-name="P1"><text:span text:style-name="T3">Tati:</text:span> num vai rolar</text:p>
      <text:p text:style-name="P1"/>
      <text:p text:style-name="P1"><text:span text:style-name="T3">Ricardo Brazileiro: </text:span>num vai rolar, assim. Com certeza vai viabilizar uma, um aprofundamento muito maior no quê, no que a pessoa tá se propondo, né?</text:p>
      <text:p text:style-name="P1"/>
      <text:p text:style-name="P1"><text:span text:style-name="T3">Tati:</text:span> Mas quando cê se inscreve é um pouco pela grana, cê acha?</text:p>
      <text:p text:style-name="P1"/>
      <text:p text:style-name="P1"><text:soft-page-break/><text:span text:style-name="T3">Ricardo Brazileiro: </text:span><text:span text:style-name="T6">M</text:span>ui[to] assim, pra mim, sim porque hoje eu vivo dessa pesquisa, né, assim, eu pago minhas contas através dessa pesquisa. E aí acabo que tendo que dependo um pouco dessa história desses editais, assim né, pra... conseguir bancar, assim, porque se eu não for bancar dessa forma eu vou ter que cair num... no percurso... empresa, de conseguir pagar conta, apesar de que tem outra, outros caminhos, dar aula, <text:span text:style-name="T1">livros</text:span>, num sei o quê. Mas eu acho que o edital tem essa... consegue viabilizar o desenvolvimento continuado da pesquisa, né, por exemplo, ah, eu comecei essa história desde 2006, um negócio mais simples ali, num sei o quê e tal, aí <text:s/>comecei a linkar com um trabalho mais aprofundado de ter <text:s/>estudado mais a computação, de ter ligação com a arte, com uma cidade que tem a ver com a arte, pra mim... É, Recife tem essa... esse histórico, assim, né, de... subverter, assim, os espaços, assim, né, de ter... veja o manguebeat mesmo, assim né, que são movimentos, assim, contra, contracultural pesado, assim né.</text:p>
      <text:p text:style-name="P1"/>
      <text:p text:style-name="P1"><text:span text:style-name="T3">Tati:</text:span> hamham</text:p>
      <text:p text:style-name="P1"/>
      <text:p text:style-name="P1"><text:span text:style-name="T3">Ricardo Brazileiro: </text:span><text:s/>E aí de eu ter vivido essa época</text:p>
      <text:p text:style-name="P1"/>
      <text:p text:style-name="P1">(Garçom: Amigo, não espera mais ninguém, não, viu?)</text:p>
      <text:p text:style-name="P1"/>
      <text:p text:style-name="P1"><text:span text:style-name="T3">Ricardo Brazileiro: </text:span><text:span text:style-name="T6">Pr</text:span>onto, a gente já tá terminando aqui. <text:span text:style-name="T1">[fala direcionada ao Garçom]</text:span></text:p>
      <text:p text:style-name="P1"/>
      <text:p text:style-name="P1">(Garçom: Eu não posso esperar mais não)</text:p>
      <text:p text:style-name="P1"/>
      <text:p text:style-name="P1"><text:span text:style-name="T3">Ricardo Brazileiro: </text:span><text:span text:style-name="T6">Quer fechar, né? </text:span><text:span text:style-name="T7">[fala direcionada ao Garçom]</text:span></text:p>
      <text:p text:style-name="P1"/>
      <text:p text:style-name="P1"><text:span text:style-name="T3">Ricardo Brazileiro: </text:span><text:span text:style-name="T6">N</text:span>ão, a gente já tá indo já também, é que a gente tá terminando uma conversa aqui muito importante. E eu acho que tem a ver com essa história do Recife também, assim, e... eu acabei me perdendo, o garçom pediu pra gente terminar, mas </text:p>
      <text:p text:style-name="P1"/>
      <text:p text:style-name="P1"><text:span text:style-name="T3">Tati:</text:span> não, a gente tava falando dessa história dos editais viabilizarem a</text:p>
      <text:p text:style-name="P1"/>
      <text:p text:style-name="P1"><text:span text:style-name="T3">Ricardo Brazileiro: </text:span><text:span text:style-name="T6">Si</text:span>m, então, assim, de ter essa... de em Recife ter essa <text:s/>história da contracultura da arte, da música, num sei o quê. Acho que os editais viabilizam mesmo esse... esse troço continuado, mesmo, né, de cê começar e tal, num sei o quê, continuar e eu acho que faz bem, né? Que o Minc consegue, mesmo, tem conseguido fazer um edital que dialogue com o que tá acontecendo mesmo, né, atualmente, no... nessas pesquisas, por exemplo, do Cultura Viva, né, que é um projeto que tá há seis anos aí já, e... mas eu acho que <text:s/>não depende exatamente assim, por exemplo, os trabalhos que eram de MetaReciclagem dependem do edital, assim, de qualquer edital, que seja como fosse. Acho que viabiliza muita coisa mas não é <text:s/>só ele que faz acontecer as coisas, não.</text:p>
      <text:p text:style-name="P1"/>
      <text:p text:style-name="P1"><text:span text:style-name="T3">Tati:</text:span> hamham</text:p>
      <text:p text:style-name="P1"/>
      <text:p text:style-name="P1"><text:span text:style-name="T3">Ricardo Brazileiro: </text:span><text:span text:style-name="T6">A</text:span>cho que tem uma história mais...</text:p>
      <text:p text:style-name="P1"/>
      <text:p text:style-name="P1"><text:span text:style-name="T3">Tati:</text:span> Porque essa história do Minc também é recente, né, do, dessa... <text:s text:c="2"/>chuva de editais não é uma coisa tão</text:p>
      <text:p text:style-name="P1"/>
      <text:p text:style-name="P1"><text:span text:style-name="T3">Ricardo Brazileiro: </text:span><text:span text:style-name="T6">É</text:span>, de um ano pra cá. A gente não sabe ainda o que é (cê traz a conta, então pra gente?) <text:span text:style-name="T1">[fala direcionada ao Garçom]</text:span></text:p>
      <text:p text:style-name="P1"/>
      <text:p text:style-name="P1"><text:span text:style-name="T3">Tati:</text:span> <text:span text:style-name="T1">[abre, ela já tá certa]</text:span></text:p>
      <text:p text:style-name="P1"/>
      <text:p text:style-name="P1"><text:span text:style-name="T3">Ricardo Brazileiro: </text:span>[rs] A gente não sabe exatamente que que eles querem, assim né? A gente sabe que eles querem um bem, né? Quer que a galera faça um trabalho bom, assim e tal, não sei o quê.</text:p>
      <text:p text:style-name="P1"/>
      <text:p text:style-name="P1"><text:soft-page-break/><text:span text:style-name="T3">Tati:</text:span> Eles querem o que a gente quer! [rs]</text:p>
      <text:p text:style-name="P1"/>
      <text:p text:style-name="P1"><text:span text:style-name="T3">Ricardo Brazileiro: </text:span><text:span text:style-name="T6">É</text:span>, querem continuar a história, né? Mas eu acho que a gente não depende exatamente disso, de edital. Algumas pessoas dependem pra viver, eu mesmo preciso pra pagar a conta, não sei o quê, pra … tomar uma cerveja, conversar... mas por opção, assim</text:p>
      <text:p text:style-name="P1"/>
      <text:p text:style-name="P1"><text:span text:style-name="T3">Tati:</text:span> hamham</text:p>
      <text:p text:style-name="P1"/>
      <text:p text:style-name="P1"><text:span text:style-name="T3">Ricardo Brazileiro: </text:span><text:span text:style-name="T6">N</text:span>ão que só tenha isso, mas é porque tem dado certo, assim</text:p>
      <text:p text:style-name="P1"/>
      <text:p text:style-name="P1"><text:span text:style-name="T3">Tati:</text:span> Mas e antes deles? Como era?</text:p>
      <text:p text:style-name="P1"/>
      <text:p text:style-name="P1"><text:span text:style-name="T3">Ricardo Brazileiro: </text:span><text:s/>Antes deles era... é, assim, cê fala o quê? Mesmo trabalhando sem edital? é na raça, assim. Exatamente usando, usando coisa que tem na mão, assim, né? Ah, eu tenho um computador vou usar ele mesmo, eu tenho uma vitrola quebrada, eu vou usar essa aqui mesmo, apareceu um pedaço de fio, vamo usar esse aqui mesmo, num sei o quê... Na vontade de fazer mesmo, né? <text:s/>Na... na, na raça, não sei. Acho que na raça resume bem [rs]</text:p>
      <text:p text:style-name="P1"/>
      <text:p text:style-name="P1"><text:span text:style-name="T3">Tati:</text:span> [rs] É a palavra, é o termo! </text:p>
      <text:p text:style-name="P1"/>
      <text:p text:style-name="P1"><text:span text:style-name="T3">Ricardo Brazileiro: </text:span><text:s/>É, no sangue, usando, <text:s/>fazendo, assim, querendo... se perder, assim né, Vamo se perder pra se encontrar lá dentro assim, perder um pouco dentro da tecnologia, assim, <text:s/>saber o que é que a gente, que porra é essa que a gente tá na frente toda hora, que resolve problemas pra gente matemáticos, que é uma máquina de calcular, mas que a gente consegue se comunicar, se expressar, então eu acho que dá pra gente tá por trás dela e entender mais ela um pouco assim, se perder com ela. Não que através dela responder coisas do cotidiano, mas... tentar... usar como como metáfora, né... de... do que acontece, e tentar expressar alguma coisa, sei lá, experimentando... nos movimentos, assim, né... <text:span text:style-name="T1">(Já fez a conta, amigo?) [fala direcionada ao Garçom]</text:span></text:p>
      <text:p text:style-name="P1"/>
      <text:p text:style-name="P1">(Garçom: um guaraná, uma água...)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1$Win32 OpenOffice.org_project/310m19$Build-9420</meta:generator>
    <meta:initial-creator>tati </meta:initial-creator>
    <meta:creation-date>2010-04-21T22:46:44</meta:creation-date>
    <dc:date>2010-06-29T23:40:20.19</dc:date>
    <meta:editing-cycles>43</meta:editing-cycles>
    <meta:editing-duration>PT35H58M15S</meta:editing-duration>
    <meta:document-statistic meta:table-count="0" meta:image-count="0" meta:object-count="0" meta:page-count="28" meta:paragraph-count="536" meta:word-count="11644" meta:character-count="66026"/>
    <meta:user-defined meta:name="Info 1"/>
    <meta:user-defined meta:name="Info 2"/>
    <meta:user-defined meta:name="Info 3"/>
    <meta:user-defined meta:name="Info 4"/>
  </office:meta>
</office:document-meta>
</file>